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pple Chancery" svg:font-family="'Apple Chancery'" style:font-pitch="variable"/>
    <style:font-face style:name="Courier" svg:font-family="Courier" style:font-pitch="variable"/>
    <style:font-face style:name="Courier New" svg:font-family="'Courier New'" style:font-pitch="variable"/>
    <style:font-face style:name="Liberation Serif1" svg:font-family="'Liberation Serif'" style:font-pitch="variable"/>
    <style:font-face style:name="Times" svg:font-family="Times"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style:tab-stops>
          <style:tab-stop style:position="3.5in" style:type="center"/>
          <style:tab-stop style:position="7in" style:type="right"/>
        </style:tab-stops>
      </style:paragraph-properties>
      <style:text-properties fo:font-weight="bold" style:font-weight-asian="bold"/>
    </style:style>
    <style:style style:name="P2" style:family="paragraph" style:parent-style-name="Footer">
      <style:paragraph-properties>
        <style:tab-stops>
          <style:tab-stop style:position="3.5in" style:type="center"/>
          <style:tab-stop style:position="6in" style:type="right"/>
        </style:tab-stops>
      </style:paragraph-properties>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style:font-name="Courier"/>
    </style:style>
    <style:style style:name="P5" style:family="paragraph" style:parent-style-name="Footer">
      <style:paragraph-properties>
        <style:tab-stops/>
      </style:paragraph-properties>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text-properties style:font-name="Courier" fo:font-weight="bold" style:font-weight-asian="bold"/>
    </style:style>
    <style:style style:name="P8" style:family="paragraph" style:parent-style-name="Standard">
      <style:text-properties style:font-name="Courier" fo:font-size="11pt" style:font-size-asian="11pt"/>
    </style:style>
    <style:style style:name="P9" style:family="paragraph" style:parent-style-name="Standard">
      <style:text-properties style:font-name="Courier New" fo:font-size="11pt" style:font-size-asian="11pt"/>
    </style:style>
    <style:style style:name="P10" style:family="paragraph" style:parent-style-name="Standard">
      <style:paragraph-properties>
        <style:tab-stops>
          <style:tab-stop style:position="0.25in"/>
          <style:tab-stop style:position="1.5in"/>
        </style:tab-stops>
      </style:paragraph-properties>
    </style:style>
    <style:style style:name="P11" style:family="paragraph" style:parent-style-name="Standard">
      <style:paragraph-properties fo:margin-left="0.25in" fo:margin-right="0in" fo:text-indent="0in" style:auto-text-indent="false"/>
    </style:style>
    <style:style style:name="P12" style:family="paragraph" style:parent-style-name="Standard">
      <style:paragraph-properties fo:margin-left="0.25in" fo:margin-right="0in" fo:text-indent="0in" style:auto-text-indent="false"/>
      <style:text-properties style:font-name="Courier" fo:font-size="11pt" style:font-size-asian="11pt"/>
    </style:style>
    <style:style style:name="P13" style:family="paragraph" style:parent-style-name="Standard">
      <style:paragraph-properties fo:margin-left="0.25in" fo:margin-right="0in" fo:text-indent="0in" style:auto-text-indent="false"/>
      <style:text-properties style:font-name="Courier" fo:font-size="11pt" fo:font-weight="bold" style:font-size-asian="11pt" style:font-weight-asian="bold"/>
    </style:style>
    <style:style style:name="P14" style:family="paragraph" style:parent-style-name="Footer">
      <style:paragraph-properties fo:margin-left="0.25in" fo:margin-right="0in" fo:text-indent="0in" style:auto-text-indent="false">
        <style:tab-stops>
          <style:tab-stop style:position="2.75in" style:type="center"/>
          <style:tab-stop style:position="5.75in" style:type="right"/>
        </style:tab-stops>
      </style:paragraph-properties>
      <style:text-properties style:font-name="Courier" fo:font-size="11pt" style:font-size-asian="11pt"/>
    </style:style>
    <style:style style:name="P15" style:family="paragraph" style:parent-style-name="Heading_20_3">
      <style:paragraph-properties fo:break-before="page"/>
    </style:style>
    <style:style style:name="P16" style:family="paragraph" style:parent-style-name="Footer">
      <style:paragraph-properties fo:margin-left="0.25in" fo:margin-right="0.25in" fo:text-indent="0in" style:auto-text-indent="false" fo:padding-left="0.0555in" fo:padding-right="0.0555in" fo:padding-top="0in" fo:padding-bottom="0in" fo:border-left="0.0071in solid #000000" fo:border-right="0.0071in solid #000000" fo:border-top="none" fo:border-bottom="none">
        <style:tab-stops/>
      </style:paragraph-properties>
    </style:style>
    <style:style style:name="P17" style:family="paragraph" style:parent-style-name="Footer">
      <style:paragraph-properties fo:margin-left="0.25in" fo:margin-right="0.25in" fo:text-indent="0in" style:auto-text-indent="false" fo:padding-left="0.0555in" fo:padding-right="0.0555in" fo:padding-top="0in" fo:padding-bottom="0in" fo:border-left="0.0071in solid #000000" fo:border-right="0.0071in solid #000000" fo:border-top="none" fo:border-bottom="none">
        <style:tab-stops/>
      </style:paragraph-properties>
      <style:text-properties style:font-name="Courier" fo:font-size="11pt" style:font-size-asian="11pt"/>
    </style:style>
    <style:style style:name="P18" style:family="paragraph" style:parent-style-name="Footer">
      <style:paragraph-properties fo:margin-left="0.25in" fo:margin-right="0.25in" fo:text-indent="0in" style:auto-text-indent="false" fo:padding-left="0.0555in" fo:padding-right="0.0555in" fo:padding-top="0in" fo:padding-bottom="0.0138in" fo:border-left="0.0071in solid #000000" fo:border-right="0.0071in solid #000000" fo:border-top="none" fo:border-bottom="0.0071in solid #000000">
        <style:tab-stops/>
      </style:paragraph-properties>
      <style:text-properties style:font-name="Courier New" fo:font-size="11pt" style:font-size-asian="11pt"/>
    </style:style>
    <style:style style:name="P19" style:family="paragraph" style:parent-style-name="Body_20_Text_20_Indent_20_3">
      <style:text-properties fo:font-size="11pt" style:font-size-asian="11pt"/>
    </style:style>
    <style:style style:name="P20" style:family="paragraph" style:parent-style-name="Standard" style:master-page-name="Standard">
      <style:paragraph-properties fo:text-align="center" style:justify-single-word="false" style:page-number="auto"/>
      <style:text-properties fo:font-size="20pt" fo:font-weight="bold" style:font-size-asian="20pt" style:font-weight-asian="bold"/>
    </style:style>
    <style:style style:name="P21" style:family="paragraph" style:parent-style-name="Footer">
      <style:paragraph-properties>
        <style:tab-stops/>
      </style:paragraph-properties>
    </style:style>
    <style:style style:name="P22" style:family="paragraph" style:parent-style-name="Footer">
      <style:paragraph-properties fo:margin-left="0.25in" fo:margin-right="0in" fo:text-indent="0in" style:auto-text-indent="false">
        <style:tab-stops>
          <style:tab-stop style:position="2.75in" style:type="center"/>
          <style:tab-stop style:position="5.75in" style:type="right"/>
        </style:tab-stops>
      </style:paragraph-properties>
      <style:text-properties style:font-name="Courier" fo:font-size="11pt" style:font-size-asian="11pt"/>
    </style:style>
    <style:style style:name="P23" style:family="paragraph" style:parent-style-name="Footer">
      <style:paragraph-properties fo:margin-left="0.25in" fo:margin-right="0.25in" fo:text-indent="0in" style:auto-text-indent="false" fo:break-before="page" fo:padding-left="0.0555in" fo:padding-right="0.0555in" fo:padding-top="0.0138in" fo:padding-bottom="0in" fo:border-left="0.0071in solid #000000" fo:border-right="0.0071in solid #000000" fo:border-top="0.0071in solid #000000" fo:border-bottom="none">
        <style:tab-stops/>
      </style:paragraph-properties>
    </style:style>
    <style:style style:name="P24" style:family="paragraph">
      <style:paragraph-properties style:writing-mode="lr-tb"/>
    </style:style>
    <style:style style:name="P25" style:family="paragraph">
      <style:paragraph-properties fo:text-align="center" style:writing-mode="lr-tb"/>
      <style:text-properties fo:font-size="24pt"/>
    </style:style>
    <style:style style:name="P26" style:family="paragraph">
      <style:paragraph-properties style:text-autospace="none"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style>
    <style:style style:name="T4" style:family="text">
      <style:text-properties fo:font-size="14pt" style:font-size-asian="14pt"/>
    </style:style>
    <style:style style:name="T5" style:family="text">
      <style:text-properties fo:font-size="14pt" style:text-underline-style="none" fo:font-weight="normal" style:font-size-asian="14pt" style:font-weight-asian="normal" style:font-weight-complex="normal"/>
    </style:style>
    <style:style style:name="T6" style:family="text">
      <style:text-properties style:font-name="Courier"/>
    </style:style>
    <style:style style:name="T7" style:family="text">
      <style:text-properties style:font-name="Courier" fo:font-weight="bold" style:font-weight-asian="bold"/>
    </style:style>
    <style:style style:name="T8" style:family="text">
      <style:text-properties style:font-name="Courier" fo:font-size="11pt" style:font-size-asian="11pt"/>
    </style:style>
    <style:style style:name="T9" style:family="text">
      <style:text-properties style:font-name="Courier" fo:font-size="11pt" style:text-underline-style="solid" style:text-underline-width="auto" style:text-underline-color="font-color" fo:font-weight="bold" style:font-size-asian="11pt" style:font-weight-asian="bold"/>
    </style:style>
    <style:style style:name="T10" style:family="text">
      <style:text-properties fo:font-style="italic" style:font-style-asian="italic"/>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text-underline-style="solid" style:text-underline-width="auto" style:text-underline-color="font-color" fo:font-weight="bold" style:font-style-asian="italic" style:font-weight-asian="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normal" style:font-weight-asian="normal" style:font-weight-complex="normal"/>
    </style:style>
    <style:style style:name="T15" style:family="text">
      <style:text-properties fo:color="#000000" style:font-name="Times" fo:font-size="14pt" fo:language="en" fo:country="US" fo:font-weight="bold" style:font-name-asian="Times New Roman" style:font-size-asian="14pt" style:font-weight-asian="bold" style:font-name-complex="New York" style:font-size-complex="10pt" style:language-complex="ar" style:country-complex="SA"/>
    </style:style>
    <style:style style:name="T16" style:family="text">
      <style:text-properties fo:color="#000000" style:font-name="Times" fo:font-size="16pt" fo:language="en" fo:country="US" fo:font-weight="bold" style:font-name-asian="Times New Roman" style:font-size-asian="16pt" style:font-weight-asian="bold" style:font-name-complex="New York" style:font-size-complex="10pt" style:language-complex="ar" style:country-complex="SA"/>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11in" svg:stroke-color="#000000" draw:stroke-linejoin="miter" draw:fill="none" draw:fill-color="#bbe0e3"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bbe0e3" draw:textarea-horizontal-align="justify" draw:textarea-vertical-align="middle" draw:auto-grow-height="true" fo:min-height="0.2228in" fo:min-width="0.3756in" fo:padding-top="0.05in" fo:padding-bottom="0.05in" fo:padding-left="0.1in" fo:padding-right="0.1in" fo:wrap-option="no-wrap" draw:shadow="hidden" style:run-through="foreground"/>
    </style:style>
    <style:style style:name="gr5" style:family="graphic">
      <style:graphic-properties draw:stroke="solid" svg:stroke-width="0.0311in" svg:stroke-color="#000000" draw:marker-end="msArrowOpenEnd_20_5" draw:marker-end-width="0.2189in" draw:marker-end-center="false"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6" style:family="graphic">
      <style:graphic-properties draw:stroke="none" draw:fill="none" draw:fill-color="#bbe0e3" draw:textarea-horizontal-align="justify" draw:textarea-vertical-align="middle" draw:auto-grow-height="true" fo:min-height="0.2457in" fo:min-width="0.652in" fo:padding-top="0.05in" fo:padding-bottom="0.05in" fo:padding-left="0.1in" fo:padding-right="0.1in" fo:wrap-option="no-wrap" draw:shadow="hidden" style:run-through="foreground"/>
    </style:style>
    <style:style style:name="gr7" style:family="graphic">
      <style:graphic-properties draw:stroke="none" draw:fill="none" draw:fill-color="#bbe0e3" draw:textarea-horizontal-align="justify" draw:textarea-vertical-align="middle" draw:auto-grow-height="true" fo:min-height="0.2457in" fo:min-width="0.6882in" fo:padding-top="0.05in" fo:padding-bottom="0.05in" fo:padding-left="0.1in" fo:padding-right="0.1in" fo:wrap-option="no-wrap" draw:shadow="hidden" style:run-through="foreground"/>
    </style:style>
    <style:style style:name="gr8" style:family="graphic">
      <style:graphic-properties draw:stroke="none" draw:fill="none" draw:fill-color="#bbe0e3" draw:textarea-horizontal-align="justify" draw:textarea-vertical-align="middle" draw:auto-grow-height="true" fo:min-height="0.2457in" fo:min-width="0.6154in" fo:padding-top="0.05in" fo:padding-bottom="0.05in" fo:padding-left="0.1in" fo:padding-right="0.1in" fo:wrap-option="no-wrap" draw:shadow="hidden" style:run-through="foreground"/>
    </style:style>
    <style:style style:name="gr9" style:family="graphic">
      <style:graphic-properties draw:stroke="none" draw:fill="none" draw:fill-color="#bbe0e3" draw:textarea-horizontal-align="justify" draw:textarea-vertical-align="middle" draw:auto-grow-height="true" fo:min-height="0.2228in" fo:min-width="2.5492in" fo:padding-top="0.05in" fo:padding-bottom="0.05in" fo:padding-left="0.1in" fo:padding-right="0.1in" fo:wrap-option="no-wrap" draw:shadow="hidden" style:run-through="foreground"/>
    </style:style>
    <style:style style:name="gr10" style:family="graphic">
      <style:graphic-properties draw:stroke="none" draw:fill="none" draw:fill-color="#bbe0e3" draw:textarea-horizontal-align="justify" draw:textarea-vertical-align="middle" draw:auto-grow-height="true" fo:min-height="0.2228in" fo:min-width="2.0563in" fo:padding-top="0.05in" fo:padding-bottom="0.05in" fo:padding-left="0.1in" fo:padding-right="0.1in" fo:wrap-option="no-wrap" draw:shadow="hidden" style:run-through="foreground"/>
    </style:style>
    <style:style style:name="gr11" style:family="graphic">
      <style:graphic-properties draw:stroke="none" draw:fill="none" draw:fill-color="#bbe0e3" draw:textarea-horizontal-align="justify" draw:textarea-vertical-align="middle" draw:auto-grow-height="true" fo:min-height="0.2228in" fo:min-width="2.2161in" fo:padding-top="0.05in" fo:padding-bottom="0.05in" fo:padding-left="0.1in" fo:padding-right="0.1in" fo:wrap-option="no-wrap" draw:shadow="hidden" style:run-through="foreground"/>
    </style:style>
    <style:style style:name="gr12" style:family="graphic">
      <style:graphic-properties draw:stroke="none" draw:fill="none" draw:fill-color="#bbe0e3" draw:textarea-horizontal-align="justify" draw:textarea-vertical-align="middle" draw:auto-grow-height="true" fo:min-height="0.2118in" fo:min-width="0.3756in" fo:padding-top="0.05in" fo:padding-bottom="0.05in" fo:padding-left="0.1in" fo:padding-right="0.1in" fo:wrap-option="no-wrap" draw:shadow="hidden" style:run-through="foreground"/>
    </style:style>
    <style:style style:name="gr13" style:family="graphic">
      <style:graphic-properties draw:stroke="none" draw:fill="none" draw:fill-color="#bbe0e3" draw:textarea-horizontal-align="justify" draw:textarea-vertical-align="middle" draw:auto-grow-height="true" fo:min-height="0.211in" fo:min-width="0.3756in" fo:padding-top="0.05in" fo:padding-bottom="0.05in" fo:padding-left="0.1in" fo:padding-right="0.1in" fo:wrap-option="no-wrap" draw:shadow="hidden" style:run-through="foreground"/>
    </style:style>
    <style:style style:name="gr14" style:family="graphic">
      <style:graphic-properties draw:stroke="none" draw:fill="none" draw:fill-color="#bbe0e3" draw:textarea-horizontal-align="justify" draw:textarea-vertical-align="middle" draw:auto-grow-height="true" fo:min-height="0.2335in" fo:min-width="0.652in" fo:padding-top="0.05in" fo:padding-bottom="0.05in" fo:padding-left="0.1in" fo:padding-right="0.1in" fo:wrap-option="no-wrap" draw:shadow="hidden" style:run-through="foreground"/>
    </style:style>
    <style:style style:name="gr15" style:family="graphic">
      <style:graphic-properties draw:stroke="none" draw:fill="none" draw:fill-color="#bbe0e3" draw:textarea-horizontal-align="justify" draw:textarea-vertical-align="middle" draw:auto-grow-height="true" fo:min-height="0.2335in" fo:min-width="0.6882in" fo:padding-top="0.05in" fo:padding-bottom="0.05in" fo:padding-left="0.1in" fo:padding-right="0.1in" fo:wrap-option="no-wrap" draw:shadow="hidden" style:run-through="foreground"/>
    </style:style>
    <style:style style:name="gr16" style:family="graphic">
      <style:graphic-properties draw:stroke="none" draw:fill="none" draw:fill-color="#bbe0e3" draw:textarea-horizontal-align="justify" draw:textarea-vertical-align="middle" draw:auto-grow-height="true" fo:min-height="0.2335in" fo:min-width="0.6154in" fo:padding-top="0.05in" fo:padding-bottom="0.05in" fo:padding-left="0.1in" fo:padding-right="0.1in" fo:wrap-option="no-wrap" draw:shadow="hidden" style:run-through="foreground"/>
    </style:style>
    <style:style style:name="gr17" style:family="graphic">
      <style:graphic-properties draw:stroke="none" draw:fill="none" draw:fill-color="#bbe0e3" draw:textarea-horizontal-align="justify" draw:textarea-vertical-align="middle" draw:auto-grow-height="true" fo:min-height="0.2118in" fo:min-width="2.5492in" fo:padding-top="0.05in" fo:padding-bottom="0.05in" fo:padding-left="0.1in" fo:padding-right="0.1in" fo:wrap-option="no-wrap" draw:shadow="hidden" style:run-through="foreground"/>
    </style:style>
    <style:style style:name="gr18" style:family="graphic">
      <style:graphic-properties draw:stroke="none" draw:fill="none" draw:fill-color="#bbe0e3" draw:textarea-horizontal-align="justify" draw:textarea-vertical-align="middle" draw:auto-grow-height="true" fo:min-height="0.2118in" fo:min-width="2.0563in" fo:padding-top="0.05in" fo:padding-bottom="0.05in" fo:padding-left="0.1in" fo:padding-right="0.1in" fo:wrap-option="no-wrap" draw:shadow="hidden" style:run-through="foreground"/>
    </style:style>
    <style:style style:name="gr19" style:family="graphic">
      <style:graphic-properties draw:stroke="none" draw:fill="none" draw:fill-color="#bbe0e3" draw:textarea-horizontal-align="justify" draw:textarea-vertical-align="middle" draw:auto-grow-height="true" fo:min-height="0.2118in" fo:min-width="2.2161in" fo:padding-top="0.05in" fo:padding-bottom="0.05in" fo:padding-left="0.1in" fo:padding-right="0.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ssignment 8:</text:p>
      <text:h text:style-name="Heading_20_4" text:outline-level="4">The Serial I/O Device Driver</text:h>
      <text:p text:style-name="Standard"/>
      <text:p text:style-name="P6"/>
      <text:p text:style-name="Standard"><text:span text:style-name="T3">Due Date:</text:span><text:span text:style-name="T4"> <text:s/>June 1, 2012</text:span></text:p>
      <text:p text:style-name="Standard"><text:span text:style-name="T3">Points:</text:span><text:span text:style-name="T5"> 125 </text:span></text:p>
      <text:p text:style-name="Standard"/>
      <text:h text:style-name="Heading_20_3" text:outline-level="3">Overview and Goal</text:h>
      <text:p text:style-name="P3"/>
      <text:p text:style-name="Standard">In this assignment, you will implement a device driver and will modify the syscall interface to allow application programs to access this device, which is the serial terminal interface. <text:s/>The goals include learning how the kernel makes the connection between syscalls and device drivers and gaining additional experience in concurrent programming in the context of an OS kernel.</text:p>
      <text:p text:style-name="Standard"/>
      <text:p text:style-name="Standard">With the addition of serial I/O to the kernel, your growing OS will now be able to run a “shell” program. <text:s/>This will give you the ability to interact with the OS in the same way Unix users interact with a Unix shell.</text:p>
      <text:p text:style-name="Standard"/>
      <text:h text:style-name="Heading_20_3" text:outline-level="3">Download New Files</text:h>
      <text:p text:style-name="Standard"/>
      <text:p text:style-name="Standard">The files for this assignment are available in:</text:p>
      <text:p text:style-name="Standard"/>
      <text:p text:style-name="Standard"><text:tab/><text:a xlink:type="simple" xlink:href="http://www.cs.wwu.edu/nelson/classes/s12/460/a8"><text:span text:style-name="T7">http://www.cs.wwu.edu/nelson/classes/s12/460/a8</text:span></text:a></text:p>
      <text:p text:style-name="Standard"/>
      <text:p text:style-name="Standard">The following files are new to this assignment:</text:p>
      <text:p text:style-name="P3"/>
      <text:p text:style-name="P7"><text:tab/><text:bookmark-start text:name="OLE_LINK1"/>TestProgram<text:bookmark-end text:name="OLE_LINK1"/>5.h</text:p>
      <text:p text:style-name="P7"><text:tab/>TestProgram5.c</text:p>
      <text:p text:style-name="P7"><text:tab/>sh.h</text:p>
      <text:p text:style-name="P7"><text:tab/>sh.c</text:p>
      <text:p text:style-name="P7"><text:tab/>cat.h</text:p>
      <text:p text:style-name="P7"><text:tab/>cat.c</text:p>
      <text:p text:style-name="P7"><text:tab/>hello.h</text:p>
      <text:p text:style-name="P7"><text:tab/>hello.c</text:p>
      <text:p text:style-name="P7"><text:tab/>fileA</text:p>
      <text:p text:style-name="P7"><text:tab/>fileB</text:p>
      <text:p text:style-name="P7"><text:tab/>fileC</text:p>
      <text:p text:style-name="P7"><text:tab/>fileD</text:p>
      <text:p text:style-name="P7"><text:tab/>script</text:p>
      <text:p text:style-name="P7"><text:tab/>help</text:p>
      <text:p text:style-name="P3"/>
      <text:p text:style-name="Standard">The following files have been modified from the last assignment:</text:p>
      <text:p text:style-name="P3"/>
      <text:p text:style-name="P7"><text:tab/>makefile</text:p>
      <text:p text:style-name="Standard"><text:span text:style-name="T6"><text:tab/></text:span><text:span text:style-name="T7">DISK</text:span></text:p>
      <text:p text:style-name="Standard"><text:soft-page-break/></text:p>
      <text:p text:style-name="Standard">The <text:span text:style-name="T1">makefile</text:span> has been modified to compile the new programs. <text:s/>The <text:span text:style-name="T1">DISK</text:span> file has been enlarged, since the previous version was too small to accommodate all these new files.</text:p>
      <text:p text:style-name="Standard"/>
      <text:p text:style-name="Standard">All remaining files are unchanged from the last assignment.</text:p>
      <text:p text:style-name="Standard"/>
      <text:h text:style-name="Heading_20_3" text:outline-level="3">Changes to the Syscall Interface</text:h>
      <text:p text:style-name="Standard"/>
      <text:p text:style-name="Standard">In this assignment, you will alter a couple of the syscalls to allow the user program to access the serial device. <text:s/>The serial device is an ASCII “dumb” terminal; individual characters can be sent and received asynchronously, one-by-one. <text:s/>Characters sent as output to the BLITZ serial device will appear directly on the screen (in the window where the emulator is being run) and characters typed at the keyboard will appear as input to the BLITZ serial device.</text:p>
      <text:p text:style-name="Standard"/>
      <text:p text:style-name="Standard">Unix divides all I/O into 2 class called “character” and “block.” <text:s/>In Unix, user programs can operate character-oriented devices (like keyboards, dumb terminals, tapes, etc.) using the same syscalls as for block devices (like the disk). <text:s/>Your kernel will also use the same syscalls, so in this assignment you will not add any new syscalls.</text:p>
      <text:p text:style-name="Standard"/>
      <text:p text:style-name="Standard">To send or receive characters to/from the serial terminal device, the user program will first invoke the <text:span text:style-name="T1">Open</text:span> syscall to get a file descriptor. <text:s/>Then the user program will invoke <text:span text:style-name="T1">Read</text:span> to get several characters or <text:span text:style-name="T1">Write</text:span> to put several characters to the terminal.</text:p>
      <text:p text:style-name="Standard"/>
      <text:p text:style-name="Standard">In the last assignment, the <text:span text:style-name="T1">Open</text:span> syscall was passed a filename. <text:s/>In this assignment, the behavior of <text:span text:style-name="T1">Open</text:span> will be modified slightly: if the filename argument happens to be the special string “<text:span text:style-name="T1">/dev/serial0</text:span>”, your kernel will not search the disk for a file with that name; instead your kernel will return a file descriptor that refers to the serial terminal device. <text:s/>Sometimes we call this the “terminal file,” but it is not really a file at all.</text:p>
      <text:p text:style-name="Standard"/>
      <text:p text:style-name="Standard">The <text:span text:style-name="T1">Close</text:span> syscall is passed a file descriptor. <text:s/>When <text:span text:style-name="T1">Close</text:span> is passed a file descriptor referring to the terminal “file,” it will work pretty much the same (from the user-level view) as with a disk file. <text:s/>The file descriptor will be marked as unused and free and any further attempt to read or write with that file descriptor will cause errors.</text:p>
      <text:p text:style-name="Standard"/>
      <text:p text:style-name="Standard">It is an error to use the <text:span text:style-name="T1">Seek</text:span> syscall on the terminal file. <text:s/>If passed a file descriptor referring to the terminal file, <text:span text:style-name="T1">Seek</text:span> should return –1.</text:p>
      <text:p text:style-name="Standard"/>
      <text:p text:style-name="Standard">When the <text:span text:style-name="T1">Read</text:span> syscall is applied to the terminal file, it will return characters up to either the <text:span text:style-name="T1">sizeInBytes</text:span> of the buffer or to the next newline character (<text:span text:style-name="T1">\n</text:span>), whichever occurs first. <text:s/><text:span text:style-name="T1">Read</text:span> will return the number of characters gotten, including the newline character. <text:s/><text:span text:style-name="T1">Read</text:span> will wait for characters to be typed, if necessary.</text:p>
      <text:p text:style-name="Standard"/>
      <text:p text:style-name="Standard">When the <text:span text:style-name="T1">Write</text:span> syscall is applied to the terminal file, it will send the characters in the buffer to the serial terminal device, so they will appear on the screen.</text:p>
      <text:p text:style-name="P3"/>
      <text:p text:style-name="P3">The <text:span text:style-name="T1">Create</text:span> syscall will not be implemented this quarter.</text:p>
      <text:p text:style-name="P3"><text:soft-page-break/></text:p>
      <text:h text:style-name="Heading_20_3" text:outline-level="3">Resources</text:h>
      <text:p text:style-name="Standard"/>
      <text:p text:style-name="Standard">The following sections from the document titled “The BLITZ Emulator” are relevant:</text:p>
      <text:p text:style-name="Standard"/>
      <text:p text:style-name="Standard"><text:tab/>Emulating the BLITZ Input/Output Devices (near page 25)</text:p>
      <text:p text:style-name="Standard"><text:tab/>Memory-Mapped I/O (near page 25)</text:p>
      <text:p text:style-name="Standard"><text:tab/>The Serial I/O Device (near page 27)</text:p>
      <text:p text:style-name="Standard"><text:tab/>Echoing and Buffering of Raw and Cooked Serial Input (near page 28)</text:p>
      <text:p text:style-name="Standard"/>
      <text:p text:style-name="Standard">You might want to stop and read this material before continuing with this document.</text:p>
      <text:p text:style-name="P3"/>
      <text:h text:style-name="Heading_20_3" text:outline-level="3">Implementation Hints</text:h>
      <text:p text:style-name="Standard"/>
      <text:p text:style-name="Standard">In this section, we will make some suggestions about how you might implement the required functionality. <text:s/>You are free to follow our design but you might want to stop here and think about how you might design it, before you read about the design we are providing. <text:s/>You may have some very different—and better—ideas. <text:s/>It may also be more rewarding and fun to work through your own design.</text:p>
      <text:p text:style-name="Standard"/>
      <text:p text:style-name="Standard">Here are the changes our design would require you to make to <text:span text:style-name="T1">Kernel.h</text:span>. <text:s/>These will be discussed below as we describe our suggested approach, but all the changes are given here, for your reference.</text:p>
      <text:p text:style-name="P9"/>
      <text:p text:style-name="Standard">The following should already be in your <text:span text:style-name="T1">Kernel.h</text:span> file:</text:p>
      <text:p text:style-name="P3"/>
      <text:p text:style-name="P12">const</text:p>
      <text:p text:style-name="P12"><text:s text:c="2"/>SERIAL_GET_BUFFER_SIZE = 10</text:p>
      <text:p text:style-name="P12"><text:s text:c="2"/>SERIAL_PUT_BUFFER_SIZE = 10</text:p>
      <text:p text:style-name="P12"/>
      <text:p text:style-name="P12">enum FILE, TERMINAL, PIPE</text:p>
      <text:p text:style-name="P9"/>
      <text:p text:style-name="Standard">The following should also be there; uncomment it.</text:p>
      <text:p text:style-name="Standard"/>
      <text:p text:style-name="P12">var</text:p>
      <text:p text:style-name="P12"><text:s text:c="2"/>serialDriver: SerialDriver</text:p>
      <text:p text:style-name="P9"/>
      <text:p text:style-name="Standard">Add a new class called <text:span text:style-name="T1">SerialDriver</text:span>:</text:p>
      <text:p text:style-name="P9"/>
      <text:p text:style-name="P9"/>
      <text:p text:style-name="P12">------------------------ <text:s/>SerialDriver <text:s/>----------------------------</text:p>
      <text:p text:style-name="P12">--</text:p>
      <text:p text:style-name="P12">-- <text:s/>There is only one instance of this class.</text:p>
      <text:p text:style-name="P12">--</text:p>
      <text:p text:style-name="P12">const</text:p>
      <text:p text:style-name="P12"><text:s text:c="2"/>SERIAL_CHARACTER_AVAILABLE_BIT <text:s text:c="16"/>= 0x00000001</text:p>
      <text:p text:style-name="P12"><text:s text:c="2"/>SERIAL_OUTPUT_READY_BIT <text:s text:c="23"/>= 0x00000002</text:p>
      <text:p text:style-name="P12"><text:s text:c="2"/>SERIAL_STATUS_WORD_ADDRESS <text:s text:c="20"/>= 0x00FFFF00</text:p>
      <text:p text:style-name="P12"><text:s text:c="2"/>SERIAL_DATA_WORD_ADDRESS <text:s text:c="22"/>= 0x00FFFF04</text:p>
      <text:p text:style-name="P12"/>
      <text:p text:style-name="P12"><text:soft-page-break/>class SerialDriver</text:p>
      <text:p text:style-name="P12"><text:s text:c="2"/>superclass Object</text:p>
      <text:p text:style-name="P12"><text:s text:c="2"/>fields</text:p>
      <text:p text:style-name="P12"><text:s text:c="4"/>initialized : bool</text:p>
      <text:p text:style-name="P12"><text:s text:c="4"/>serial_status_word_address: ptr to int</text:p>
      <text:p text:style-name="P12"><text:s text:c="4"/>serial_data_word_address: ptr to int</text:p>
      <text:p text:style-name="P12"><text:s text:c="4"/>serialLock: Mutex</text:p>
      <text:p text:style-name="P12"><text:s text:c="4"/>getBuffer: array [SERIAL_GET_BUFFER_SIZE] of char</text:p>
      <text:p text:style-name="P12"><text:s text:c="4"/>getBufferSize: int</text:p>
      <text:p text:style-name="P12"><text:s text:c="4"/>getBufferNextIn: int</text:p>
      <text:p text:style-name="P12"><text:s text:c="4"/>getBufferNextOut: int</text:p>
      <text:p text:style-name="P12"><text:s text:c="4"/>getCharacterAvail: Condition</text:p>
      <text:p text:style-name="P12"><text:s text:c="4"/>putBuffer: array [SERIAL_PUT_BUFFER_SIZE] of char</text:p>
      <text:p text:style-name="P12"><text:s text:c="4"/>putBufferSize: int</text:p>
      <text:p text:style-name="P12"><text:s text:c="4"/>putBufferNextIn: int</text:p>
      <text:p text:style-name="P12"><text:s text:c="4"/>putBufferNextOut: int</text:p>
      <text:p text:style-name="P12"><text:s text:c="4"/>putBufferSem: Semaphore</text:p>
      <text:p text:style-name="P12"><text:s text:c="4"/>serialNeedsAttention: Semaphore</text:p>
      <text:p text:style-name="P12"><text:s text:c="4"/>serialHandlerThread: Thread</text:p>
      <text:p text:style-name="P12"><text:s text:c="2"/>methods</text:p>
      <text:p text:style-name="P12"><text:s text:c="4"/>Init ()</text:p>
      <text:p text:style-name="P12"><text:s text:c="4"/>PutChar (value: char)</text:p>
      <text:p text:style-name="P12"><text:s text:c="4"/>GetChar () returns char</text:p>
      <text:p text:style-name="P12"><text:s text:c="4"/>SerialHandler ()</text:p>
      <text:p text:style-name="P12">endClass</text:p>
      <text:p text:style-name="P9"/>
      <text:p text:style-name="Standard">The following field should already be present in class <text:span text:style-name="T1">FileManager</text:span>:</text:p>
      <text:p text:style-name="P9"/>
      <text:p text:style-name="P12">serialTerminalFile: OpenFile</text:p>
      <text:p text:style-name="P9"/>
      <text:p text:style-name="Standard">The following field should already be present in class <text:span text:style-name="T1">OpenFile</text:span>:</text:p>
      <text:p text:style-name="P9"/>
      <text:p text:style-name="P12">kind: int <text:s text:c="14"/>-- FILE, TERMINAL, or PIPE</text:p>
      <text:p text:style-name="Standard"/>
      <text:p text:style-name="Standard">The serial device driver code will go into the class <text:span text:style-name="T1">SerialDriver</text:span>, of which there will be exactly one instance called <text:span text:style-name="T1">serialDriver</text:span>. <text:s/>In analogy to the disk driver, the single <text:span text:style-name="T1">SerialDriver</text:span> object should be created in <text:span text:style-name="T1">Main</text:span> at startup time and the <text:span text:style-name="T1">Init</text:span> method should be called during startup to initialize it. <text:s/>You’ll need to modify <text:span text:style-name="T1">Main.c</text:span> accordingly.</text:p>
      <text:p text:style-name="Standard"/>
      <text:p text:style-name="Standard">The <text:span text:style-name="T1">SerialDriver</text:span> has many fields, but basically it maintains two FIFO queues called <text:span text:style-name="T1">putBuffer</text:span> and <text:span text:style-name="T1">getBuffer</text:span>. <text:s/>The <text:span text:style-name="T1">putBuffer</text:span> contains all the characters that are waiting to be printed and the <text:span text:style-name="T1">getBuffer</text:span> contains all the characters that have been typed but not yet requested by a user program. <text:s/>The <text:span text:style-name="T1">getBuffer</text:span> allows users to type ahead.</text:p>
      <text:p text:style-name="Standard"/>
      <text:p text:style-name="Standard">There will be only two methods that users of the serial device will invoke: <text:span text:style-name="T1">PutChar</text:span> and <text:span text:style-name="T1">GetChar</text:span>. <text:s/><text:span text:style-name="T1">PutChar</text:span> is passed a character, which it will add to the <text:span text:style-name="T1">putBuffer</text:span> queue. <text:s/>If the <text:span text:style-name="T1">putBuffer</text:span> is full, the <text:span text:style-name="T1">PutChar</text:span> method will block; otherwise it will return immediately after buffering the character. <text:s/><text:span text:style-name="T1">PutChar</text:span> will not wait for the I/O to complete.</text:p>
      <text:p text:style-name="Standard"><text:soft-page-break/>The <text:span text:style-name="T1">GetChar</text:span> method will get a character from the <text:span text:style-name="T1">getBuffer</text:span> queue and return it. <text:s/>If the <text:span text:style-name="T1">getBuffer</text:span> queue is empty (i.e., there is no type-ahead), <text:span text:style-name="T1">GetChar</text:span> will block and wait for the user to type a character before returning.</text:p>
      <text:p text:style-name="Standard"/>
      <text:p text:style-name="Standard">The <text:span text:style-name="T1">Read</text:span> syscall handler should invoke the <text:span text:style-name="T1">GetChar</text:span> method and the <text:span text:style-name="T1">Write</text:span> syscall handler should invoke the <text:span text:style-name="T1">PutChar</text:span> method.</text:p>
      <text:p text:style-name="Standard"/>
      <text:p text:style-name="Standard">Each of these buffers is a shared resource and the <text:span text:style-name="T1">SerialDevice</text:span> class is a monitor, regulating concurrent access by several threads. <text:s/>The buffers will be read and updated in the <text:span text:style-name="T1">GetChar</text:span>, <text:span text:style-name="T1">PutChar</text:span> and <text:span text:style-name="T1">SerialHandler</text:span> methods, so the data must be protected from getting corrupted. <text:s/>To regulate access to the shared data in the <text:span text:style-name="T1">SerialDriver</text:span>, the field <text:span text:style-name="T1">serialLock</text:span> <text:s/>is a mutex lock which must be acquired before accessing either of the buffers. <text:s/>(Our design uses only one lock for both buffers, but using two locks would allow more concurrency.)</text:p>
      <text:p text:style-name="Standard"/>
      <text:p text:style-name="Standard">Look at <text:span text:style-name="T1">getBuffer</text:span> first. <text:s/>The <text:span text:style-name="T1">GetChar</text:span> routine is an entry method. <text:s/>As such it must acquire the <text:span text:style-name="T1">serialLock</text:span> as its first operation. <text:s/>The variables <text:span text:style-name="T1">getBufferSize</text:span>, <text:span text:style-name="T1">getBufferIn</text:span>, and <text:span text:style-name="T1">getBufferOut</text:span> describe the status of the buffer.</text:p>
      <text:p text:style-name="Standard"/>
      <text:p text:style-name="Standard">Here is a <text:span text:style-name="T1">getBuffer</text:span> containing “abc”. <text:s/>The next character to be fetched by <text:span text:style-name="T1">GetChar</text:span> is “a”. <text:s/>The most recently typed character is “c”.</text:p>
      <text:p text:style-name="Standard"><draw:g text:anchor-type="char" draw:z-index="1" draw:style-name="gr1"><draw:custom-shape draw:style-name="gr2" draw:text-style-name="P24" svg:width="3.3323in" svg:height="0.3114in" svg:x="1.2555in" svg:y="0.3276in"><text:p/><draw:enhanced-geometry svg:viewBox="0 0 21600 21600" draw:type="rectangle" draw:enhanced-path="M 0 0 L 21600 0 21600 21600 0 21600 0 0 Z N"/></draw:custom-shape><draw:line draw:style-name="gr3" draw:text-style-name="P25" svg:x1="1.589in" svg:y1="0.3272in" svg:x2="1.5906in" svg:y2="0.6386in"><text:p/></draw:line><draw:line draw:style-name="gr3" draw:text-style-name="P25" svg:x1="1.922in" svg:y1="0.3272in" svg:x2="1.9236in" svg:y2="0.6386in"><text:p/></draw:line><draw:line draw:style-name="gr3" draw:text-style-name="P25" svg:x1="2.2555in" svg:y1="0.3272in" svg:x2="2.2571in" svg:y2="0.6386in"><text:p/></draw:line><draw:line draw:style-name="gr3" draw:text-style-name="P25" svg:x1="2.589in" svg:y1="0.3272in" svg:x2="2.5906in" svg:y2="0.6386in"><text:p/></draw:line><draw:line draw:style-name="gr3" draw:text-style-name="P25" svg:x1="2.922in" svg:y1="0.3272in" svg:x2="2.9236in" svg:y2="0.6386in"><text:p/></draw:line><draw:line draw:style-name="gr3" draw:text-style-name="P25" svg:x1="3.2555in" svg:y1="0.3272in" svg:x2="3.2571in" svg:y2="0.6386in"><text:p/></draw:line><draw:line draw:style-name="gr3" draw:text-style-name="P25" svg:x1="3.589in" svg:y1="0.3272in" svg:x2="3.5906in" svg:y2="0.6386in"><text:p/></draw:line><draw:line draw:style-name="gr3" draw:text-style-name="P25" svg:x1="3.9217in" svg:y1="0.3272in" svg:x2="3.9232in" svg:y2="0.6386in"><text:p/></draw:line><draw:line draw:style-name="gr3" draw:text-style-name="P25" svg:x1="4.2547in" svg:y1="0.3272in" svg:x2="4.2563in" svg:y2="0.6386in"><text:p/></draw:line><draw:frame draw:style-name="gr12" draw:text-style-name="P26" svg:width="0.576in" svg:height="0.3303in" svg:x="1.2917in" svg:y="0.0583in"><draw:text-box><text:p text:style-name="P26"><text:span text:style-name="T15">0</text:span></text:p></draw:text-box></draw:frame><draw:frame draw:style-name="gr13" draw:text-style-name="P26" svg:width="0.576in" svg:height="0.3303in" svg:x="1.5953in" svg:y="0.063in"><draw:text-box><text:p text:style-name="P26"><text:span text:style-name="T15">1</text:span></text:p></draw:text-box></draw:frame><draw:frame draw:style-name="gr13" draw:text-style-name="P26" svg:width="0.576in" svg:height="0.3303in" svg:x="1.9283in" svg:y="0.063in"><draw:text-box><text:p text:style-name="P26"><text:span text:style-name="T15">2</text:span></text:p></draw:text-box></draw:frame><draw:frame draw:style-name="gr13" draw:text-style-name="P26" svg:width="0.576in" svg:height="0.3303in" svg:x="2.2618in" svg:y="0.061in"><draw:text-box><text:p text:style-name="P26"><text:span text:style-name="T15">3</text:span></text:p></draw:text-box></draw:frame><draw:frame draw:style-name="gr13" draw:text-style-name="P26" svg:width="0.576in" svg:height="0.3303in" svg:x="2.5953in" svg:y="0.0728in"><draw:text-box><text:p text:style-name="P26"><text:span text:style-name="T15">4</text:span></text:p></draw:text-box></draw:frame><draw:frame draw:style-name="gr12" draw:text-style-name="P26" svg:width="0.576in" svg:height="0.3303in" svg:x="2.9283in" svg:y="0.0736in"><draw:text-box><text:p text:style-name="P26"><text:span text:style-name="T15">5</text:span></text:p></draw:text-box></draw:frame><draw:frame draw:style-name="gr13" draw:text-style-name="P26" svg:width="0.576in" svg:height="0.3303in" svg:x="3.2618in" svg:y="0.0728in"><draw:text-box><text:p text:style-name="P26"><text:span text:style-name="T15">6</text:span></text:p></draw:text-box></draw:frame><draw:frame draw:style-name="gr13" draw:text-style-name="P26" svg:width="0.576in" svg:height="0.3303in" svg:x="3.5953in" svg:y="0.0728in"><draw:text-box><text:p text:style-name="P26"><text:span text:style-name="T15">7</text:span></text:p></draw:text-box></draw:frame><draw:frame draw:style-name="gr13" draw:text-style-name="P26" svg:width="0.576in" svg:height="0.3303in" svg:x="3.9276in" svg:y="0.0728in"><draw:text-box><text:p text:style-name="P26"><text:span text:style-name="T15">8</text:span></text:p></draw:text-box></draw:frame><draw:frame draw:style-name="gr13" draw:text-style-name="P26" svg:width="0.576in" svg:height="0.3303in" svg:x="4.261in" svg:y="0.0728in"><draw:text-box><text:p text:style-name="P26"><text:span text:style-name="T15">9</text:span></text:p></draw:text-box></draw:frame><draw:line draw:style-name="gr5" draw:text-style-name="P25" svg:x1="2.089in" svg:y1="1.1071in" svg:x2="2.0906in" svg:y2="0.7173in"><text:p/></draw:line><draw:line draw:style-name="gr5" draw:text-style-name="P25" svg:x1="3.0764in" svg:y1="1.1071in" svg:x2="3.078in" svg:y2="0.7173in"><text:p/></draw:line><draw:frame draw:style-name="gr14" draw:text-style-name="P26" svg:width="0.8524in" svg:height="0.3614in" svg:x="1.9319in" svg:y="0.2945in"><draw:text-box><text:p text:style-name="P26"><text:span text:style-name="T16">a</text:span></text:p></draw:text-box></draw:frame><draw:frame draw:style-name="gr15" draw:text-style-name="P26" svg:width="0.8886in" svg:height="0.3614in" svg:x="2.2583in" svg:y="0.2921in"><draw:text-box><text:p text:style-name="P26"><text:span text:style-name="T16">b</text:span></text:p></draw:text-box></draw:frame><draw:frame draw:style-name="gr16" draw:text-style-name="P26" svg:width="0.8157in" svg:height="0.3614in" svg:x="2.6063in" svg:y="0.2921in"><draw:text-box><text:p text:style-name="P26"><text:span text:style-name="T16">c</text:span></text:p></draw:text-box></draw:frame><draw:frame draw:style-name="gr17" draw:text-style-name="P26" svg:width="2.7496in" svg:height="0.3303in" svg:x="1.0055in" svg:y="1.0657in"><draw:text-box><text:p text:style-name="P26"><text:span text:style-name="T15">getBufferNextOut=2</text:span></text:p></draw:text-box></draw:frame><draw:frame draw:style-name="gr18" draw:text-style-name="P26" svg:width="2.2567in" svg:height="0.3303in" svg:x="2.9146in" svg:y="1.0528in"><draw:text-box><text:p text:style-name="P26"><text:span text:style-name="T15">getBufferNextIn=5</text:span></text:p></draw:text-box></draw:frame><draw:frame draw:style-name="gr19" draw:text-style-name="P26" svg:width="2.4161in" svg:height="0.3303in" svg:x="1.5882in" svg:y="1.5657in"><draw:text-box><text:p text:style-name="P26"><text:span text:style-name="T15">getBufferSize=3</text:span></text:p></draw:text-box></draw:frame></draw:g></text:p>
      <text:p text:style-name="Standard"/>
      <text:p text:style-name="Standard"/>
      <text:p text:style-name="Standard"/>
      <text:p text:style-name="Standard"/>
      <text:p text:style-name="P3"/>
      <text:p text:style-name="Standard"/>
      <text:p text:style-name="Standard"/>
      <text:p text:style-name="Standard"/>
      <text:p text:style-name="Standard"/>
      <text:p text:style-name="Standard">If the <text:span text:style-name="T1">getBufferSize</text:span> is zero, then <text:span text:style-name="T1">GetChar</text:span> must wait on the condition <text:span text:style-name="T1">getCharacterAvail</text:span>, which will be signaled with a <text:span text:style-name="T1">Down()</text:span> operation after a new character is received from the device and added to the buffer. <text:s/>After getting a character, <text:span text:style-name="T1">GetChar</text:span> must adjust <text:span text:style-name="T1">getBufferNextOut</text:span> and <text:span text:style-name="T1">getBufferSize</text:span> before releasing <text:span text:style-name="T1">serialLock</text:span> and returning the character.</text:p>
      <text:p text:style-name="Standard"/>
      <text:p text:style-name="Standard"><draw:g text:anchor-type="char" draw:z-index="0" draw:style-name="gr1"><draw:custom-shape draw:style-name="gr2" draw:text-style-name="P24" svg:width="3.3323in" svg:height="0.3232in" svg:x="1.302in" svg:y="0.6272in"><text:p/><draw:enhanced-geometry svg:viewBox="0 0 21600 21600" draw:type="rectangle" draw:enhanced-path="M 0 0 L 21600 0 21600 21600 0 21600 0 0 Z N"/></draw:custom-shape><draw:line draw:style-name="gr3" draw:text-style-name="P25" svg:x1="1.6354in" svg:y1="0.6272in" svg:x2="1.637in" svg:y2="0.95in"><text:p/></draw:line><draw:line draw:style-name="gr3" draw:text-style-name="P25" svg:x1="1.9681in" svg:y1="0.6272in" svg:x2="1.9697in" svg:y2="0.95in"><text:p/></draw:line><draw:line draw:style-name="gr3" draw:text-style-name="P25" svg:x1="2.302in" svg:y1="0.6272in" svg:x2="2.3035in" svg:y2="0.95in"><text:p/></draw:line><draw:line draw:style-name="gr3" draw:text-style-name="P25" svg:x1="2.6354in" svg:y1="0.6272in" svg:x2="2.637in" svg:y2="0.95in"><text:p/></draw:line><draw:line draw:style-name="gr3" draw:text-style-name="P25" svg:x1="2.9681in" svg:y1="0.6272in" svg:x2="2.9697in" svg:y2="0.95in"><text:p/></draw:line><draw:line draw:style-name="gr3" draw:text-style-name="P25" svg:x1="3.302in" svg:y1="0.6272in" svg:x2="3.3035in" svg:y2="0.95in"><text:p/></draw:line><draw:line draw:style-name="gr3" draw:text-style-name="P25" svg:x1="3.6354in" svg:y1="0.6272in" svg:x2="3.637in" svg:y2="0.95in"><text:p/></draw:line><draw:line draw:style-name="gr3" draw:text-style-name="P25" svg:x1="3.9681in" svg:y1="0.6272in" svg:x2="3.9697in" svg:y2="0.95in"><text:p/></draw:line><draw:line draw:style-name="gr3" draw:text-style-name="P25" svg:x1="4.3008in" svg:y1="0.6272in" svg:x2="4.3024in" svg:y2="0.95in"><text:p/></draw:line><draw:frame draw:style-name="gr4" draw:text-style-name="P26" svg:width="0.576in" svg:height="0.3303in" svg:x="1.3382in" svg:y="0.3543in"><draw:text-box><text:p text:style-name="P26"><text:span text:style-name="T15">0</text:span></text:p></draw:text-box></draw:frame><draw:frame draw:style-name="gr4" draw:text-style-name="P26" svg:width="0.576in" svg:height="0.3303in" svg:x="1.6417in" svg:y="0.3591in"><draw:text-box><text:p text:style-name="P26"><text:span text:style-name="T15">1</text:span></text:p></draw:text-box></draw:frame><draw:frame draw:style-name="gr4" draw:text-style-name="P26" svg:width="0.576in" svg:height="0.3303in" svg:x="1.9748in" svg:y="0.3591in"><draw:text-box><text:p text:style-name="P26"><text:span text:style-name="T15">2</text:span></text:p></draw:text-box></draw:frame><draw:frame draw:style-name="gr4" draw:text-style-name="P26" svg:width="0.576in" svg:height="0.3303in" svg:x="2.3083in" svg:y="0.3571in"><draw:text-box><text:p text:style-name="P26"><text:span text:style-name="T15">3</text:span></text:p></draw:text-box></draw:frame><draw:frame draw:style-name="gr4" draw:text-style-name="P26" svg:width="0.576in" svg:height="0.3303in" svg:x="2.6417in" svg:y="0.3689in"><draw:text-box><text:p text:style-name="P26"><text:span text:style-name="T15">4</text:span></text:p></draw:text-box></draw:frame><draw:frame draw:style-name="gr4" draw:text-style-name="P26" svg:width="0.576in" svg:height="0.3303in" svg:x="2.9748in" svg:y="0.3705in"><draw:text-box><text:p text:style-name="P26"><text:span text:style-name="T15">5</text:span></text:p></draw:text-box></draw:frame><draw:frame draw:style-name="gr4" draw:text-style-name="P26" svg:width="0.576in" svg:height="0.3303in" svg:x="3.3083in" svg:y="0.3689in"><draw:text-box><text:p text:style-name="P26"><text:span text:style-name="T15">6</text:span></text:p></draw:text-box></draw:frame><draw:frame draw:style-name="gr4" draw:text-style-name="P26" svg:width="0.576in" svg:height="0.3303in" svg:x="3.6417in" svg:y="0.3689in"><draw:text-box><text:p text:style-name="P26"><text:span text:style-name="T15">7</text:span></text:p></draw:text-box></draw:frame><draw:frame draw:style-name="gr4" draw:text-style-name="P26" svg:width="0.576in" svg:height="0.3303in" svg:x="3.974in" svg:y="0.3689in"><draw:text-box><text:p text:style-name="P26"><text:span text:style-name="T15">8</text:span></text:p></draw:text-box></draw:frame><draw:frame draw:style-name="gr4" draw:text-style-name="P26" svg:width="0.576in" svg:height="0.3303in" svg:x="4.3075in" svg:y="0.3689in"><draw:text-box><text:p text:style-name="P26"><text:span text:style-name="T15">9</text:span></text:p></draw:text-box></draw:frame><draw:line draw:style-name="gr5" draw:text-style-name="P25" svg:x1="2.1354in" svg:y1="1.4358in" svg:x2="2.137in" svg:y2="1.0319in"><text:p/></draw:line><draw:line draw:style-name="gr5" draw:text-style-name="P25" svg:x1="3.1228in" svg:y1="1.4358in" svg:x2="3.1244in" svg:y2="1.0319in"><text:p/></draw:line><draw:frame draw:style-name="gr6" draw:text-style-name="P26" svg:width="0.8524in" svg:height="0.3614in" svg:x="1.9783in" svg:y="0.5996in"><draw:text-box><text:p text:style-name="P26"><text:span text:style-name="T16">x</text:span></text:p></draw:text-box></draw:frame><draw:frame draw:style-name="gr7" draw:text-style-name="P26" svg:width="0.8886in" svg:height="0.3614in" svg:x="2.3047in" svg:y="0.5972in"><draw:text-box><text:p text:style-name="P26"><text:span text:style-name="T16">y</text:span></text:p></draw:text-box></draw:frame><draw:frame draw:style-name="gr8" draw:text-style-name="P26" svg:width="0.8157in" svg:height="0.3614in" svg:x="2.6528in" svg:y="0.5972in"><draw:text-box><text:p text:style-name="P26"><text:span text:style-name="T16">z</text:span></text:p></draw:text-box></draw:frame><draw:frame draw:style-name="gr9" draw:text-style-name="P26" svg:width="2.7496in" svg:height="0.3303in" svg:x="1.052in" svg:y="1.3988in"><draw:text-box><text:p text:style-name="P26"><text:span text:style-name="T15">putBufferNextOut=2</text:span></text:p></draw:text-box></draw:frame><draw:frame draw:style-name="gr10" draw:text-style-name="P26" svg:width="2.2567in" svg:height="0.3303in" svg:x="2.961in" svg:y="1.385in"><draw:text-box><text:p text:style-name="P26"><text:span text:style-name="T15">putBufferNextIn=5</text:span></text:p></draw:text-box></draw:frame><draw:frame draw:style-name="gr11" draw:text-style-name="P26" svg:width="2.4161in" svg:height="0.3303in" svg:x="1.6346in" svg:y="1.9169in"><draw:text-box><text:p text:style-name="P26"><text:span text:style-name="T15">putBufferSize=3</text:span></text:p></draw:text-box></draw:frame></draw:g>Next look at <text:span text:style-name="T1">PutChar</text:span>. <text:s/>There is a similar buffer called <text:span text:style-name="T1">putBuffer</text:span>. <text:s/>Here is an example containing “xyz”.</text:p>
      <text:p text:style-name="Standard"/>
      <text:p text:style-name="Standard"/>
      <text:p text:style-name="Standard"/>
      <text:p text:style-name="P3"/>
      <text:p text:style-name="P3"/>
      <text:p text:style-name="P3"/>
      <text:p text:style-name="P3"/>
      <text:p text:style-name="P3"/>
      <text:p text:style-name="P3"/>
      <text:p text:style-name="P3"><text:soft-page-break/>The <text:span text:style-name="T1">PutChar</text:span> method must first wait until there is space in the buffer. <text:s/>To handle this, You can use the semaphore called <text:span text:style-name="T1">putBufferSem</text:span>. <text:s/>This semaphore is initialized with</text:p>
      <text:p text:style-name="P3"/>
      <text:p text:style-name="P4"><text:tab/>putBufferSem.Init (SERIAL_PUT_BUFFER_SIZE)</text:p>
      <text:p text:style-name="P3"/>
      <text:p text:style-name="P3">which starts the semaphore with one excess signal per available buffer entry. <text:s/>Each time a character is removed from the buffer, it will create an additional space, so every time a character is removed (by the <text:span text:style-name="T1">SerialHandler</text:span> method, discussed later), the semaphore will be signaled with an <text:span text:style-name="T1">Up</text:span> operation. <text:s/>By waiting on the semaphore with <text:span text:style-name="T1">Down</text:span>, <text:span text:style-name="T1">PutChar</text:span> ensures that there is at least one free space. <text:s/>Then it acquires the <text:span text:style-name="T1">serialLock</text:span>. <text:s/>(Note that even though other threads may sneak in and run between the completion of the <text:span text:style-name="T1">Down</text:span> and the acquisition of the <text:span text:style-name="T1">serialLock</text:span>, there will always be at least one free space.)</text:p>
      <text:p text:style-name="P3"/>
      <text:p text:style-name="P3"><text:span text:style-name="T1">PutChar</text:span> will then add its character to the next “in” spot in the buffer and adjust <text:span text:style-name="T1">putBufferNextIn</text:span> and <text:span text:style-name="T1">putBufferSize</text:span>. <text:s/>Then it will release the lock. <text:s/>Finally, before returning, it will signal another semaphore, called <text:span text:style-name="T1">serialNeedsAttention</text:span>, which will wake up the <text:span text:style-name="T1">SerialHandler</text:span> thread.</text:p>
      <text:p text:style-name="P3"/>
      <text:p text:style-name="P3">In our design, the serial device will be controlled by a kernel thread called “SerialHandler”. <text:s/>Every time the serial device interrupts the CPU, this thread will be awakened. <text:s/>Also, every time <text:span text:style-name="T1">PutChar</text:span> adds a character to the <text:span text:style-name="T1">putBuffer</text:span>, this thread will be awakened.</text:p>
      <text:p text:style-name="P3"/>
      <text:p text:style-name="P3">The <text:span text:style-name="T1">SerialHandler</text:span> thread has two tasks. <text:s/>(1) <text:s/>If a new character has been received (i.e., the user has pressed a new key), the new character must be fetched from the device and moved into the <text:span text:style-name="T1">getBuffer</text:span>. <text:s/>(2) If the serial transmission channel is free (i.e., done transmitting the previous character) and there are more characters waiting in <text:span text:style-name="T1">putBuffer</text:span> to be printed, the outputting of the next character must be started. <text:s/>The thread must also wake up any other threads waiting on the <text:span text:style-name="T1">getBuffer</text:span> (becoming non-empty) and the <text:span text:style-name="T1">putBuffer</text:span> (becoming non-full).</text:p>
      <text:p text:style-name="P3"/>
      <text:p text:style-name="P3">In the <text:span text:style-name="T1">SerialDriver</text:span> class there is a semaphore called <text:span text:style-name="T1">serialNeedsAttention</text:span>, which will be signaled (with <text:span text:style-name="T1">Up</text:span>) to wake up the <text:span text:style-name="T1">SerialHandler</text:span> thread. <text:s/>The code for <text:span text:style-name="T1">SerialHandler</text:span> is an infinite loop which waits on the semaphore, then checks things, and then repeats (going to sleep until the next time the semaphore is signaled).</text:p>
      <text:p text:style-name="P3"/>
      <text:p text:style-name="P3">The <text:span text:style-name="T1">SerialInterruptHandler</text:span> routine should be modified to signal the <text:span text:style-name="T1">serialNeedsAttention</text:span> semaphore and thereby wake up the serial handler thread. <text:s/>Unfortunately, this semaphore will not be initialized when the OS first begins. <text:s/>Although the semaphore will be initialized as part of the OS startup, serial interrupts may occur from the very beginning. <text:s/>An attempt to signal a semaphore that has not yet been initialized will result in an “uninitialized object” error. <text:s/>You don’t want that!</text:p>
      <text:p text:style-name="P3"/>
      <text:p text:style-name="P3">To deal with serial interrupts that might occur before the semaphore has been initialized, use the “initialized” field in the <text:span text:style-name="T2">SerialDriver</text:span> (shown in the above outline). <text:s/>In KPL, global variables are always initialized to their zero values; for a boolean this is “false”. <text:s/>Since the “serialDriver” is a global variable, the “initialized” field is set to “false”. <text:s/>The code in <text:span text:style-name="T1">SerialDriver.Init</text:span> should create the semaphore and initialize it. <text:s/>As the last thing it does, <text:span text:style-name="T1">Init</text:span> should set the “initialized” field to true.</text:p>
      <text:p text:style-name="P3"/>
      <text:p text:style-name="P3"/>
      <text:p text:style-name="P3"><text:soft-page-break/>Here is the code for the <text:span text:style-name="T1">SerialInterruptHandler</text:span> function:</text:p>
      <text:p text:style-name="P3"/>
      <text:p text:style-name="P14">currentInterruptStatus = DISABLED</text:p>
      <text:p text:style-name="P14">if serialDriver.initialized <text:s/></text:p>
      <text:p text:style-name="P14"><text:s text:c="2"/>serialDriver.serialNeedsAttention.Up()</text:p>
      <text:p text:style-name="P14">endIf</text:p>
      <text:p text:style-name="P3"/>
      <text:p text:style-name="P3">Next let’s look at <text:span text:style-name="T1">SerialDriver.Init</text:span>. <text:s/>First it might want to print the message “Initializing Serial Driver...” <text:s/>The two fields called <text:span text:style-name="T1">serial_status_word_address</text:span> and <text:span text:style-name="T1">serial_data_word_address</text:span> are pointers to the memory-mapped addresses of the two serial device registers. <text:s/>They should be initialized here and will never change. <text:s/>(KPL cannot handle “const” values that are pointers, so instead, you can make them fields of <text:span text:style-name="T1">SerialDriver</text:span>.)</text:p>
      <text:p text:style-name="P3"/>
      <text:p text:style-name="P3">Next, <text:span text:style-name="T1">Init</text:span> must initialize the <text:span text:style-name="T1">serialLock</text:span>. <text:s/>Then <text:span text:style-name="T1">Init</text:span> must initialize the fields associated with the input buffer. <text:s/>They are: <text:span text:style-name="T1">getBuffer</text:span>, <text:span text:style-name="T1">getBufferSize</text:span>, <text:span text:style-name="T1">getBufferNextIn</text:span>, <text:span text:style-name="T1">getBufferNextOut</text:span>, and the <text:span text:style-name="T1">GetCharacterAvail</text:span> condition. <text:s/>Next, <text:span text:style-name="T1">Init</text:span> must initialize the fields associated with the output buffer: <text:span text:style-name="T1">putBuffer</text:span>, <text:span text:style-name="T1">putBufferNextIn</text:span>, <text:span text:style-name="T1">putBufferNextOut</text:span>, and the <text:span text:style-name="T1">putBufferSem</text:span> semaphore. <text:s/>As mentioned above, the argument to <text:span text:style-name="T1">putBufferSem.Init</text:span> indicates one initial signal per buffer slot. <text:s/>Next, <text:span text:style-name="T1">Init</text:span> must initialize the <text:span text:style-name="T1">serialNeedsAttention</text:span> semaphore.</text:p>
      <text:p text:style-name="P3"/>
      <text:p text:style-name="P3">Then <text:span text:style-name="T1">Init</text:span> must create a new thread (a kernel thread) which will monitor the serial terminal device. <text:s/>This is the <text:span text:style-name="T1">serialHandlerThread</text:span> field in <text:span text:style-name="T1">SerialDriver</text:span>. <text:s/>As you know, the <text:span text:style-name="T1">Thread.Fork</text:span> function requires a pointer to a function and a single integer argument. <text:s/>You should create a function (called <text:span text:style-name="T1">SerialHandlerFunction</text:span>) which ignores the integer argument and immediately invokes <text:span text:style-name="T1">serialDriver.SerialHandler</text:span> method. <text:s/>This method contains all the code and it never returns.</text:p>
      <text:p text:style-name="P3"/>
      <text:p text:style-name="P3">Finally, the <text:span text:style-name="T1">Init</text:span> method should set <text:span text:style-name="T1">serialHasBeenInitialized</text:span> to true and return.</text:p>
      <text:p text:style-name="P3"/>
      <text:p text:style-name="P3">As mentioned before, the <text:span text:style-name="T1">SerialHandler</text:span> method contains an infinite loop. <text:s/>The first thing in the loop is a wait on the <text:span text:style-name="T1">serialNeedsAttention</text:span> semaphore. <text:s/>This semaphore can be signaled by either the <text:span text:style-name="T1">PutChar</text:span> method (when a new character is added to the output queue) or when a serial interrupt occurs. <text:s/>In either case, the thread will wake up, check things, and then go back to sleep, waiting for the next signal.</text:p>
      <text:p text:style-name="P3"/>
      <text:p text:style-name="P3">When awakened, the <text:span text:style-name="T1">SerialHandler</text:span> thread will need to look at the serial device to see if a character has arrived at the device (i.e., a key has been pressed). <text:s/>So it must query the serial device status register and check the “character available” bit. <text:s/>If set to 1, it must get the character from the serial device data register. <text:s/>Then the <text:span text:style-name="T1">SerialHandler</text:span> must add it to the input buffer. <text:s/>This requires first acquiring the <text:span text:style-name="T1">serialLock</text:span>.</text:p>
      <text:p text:style-name="P3"/>
      <text:p text:style-name="P3">It is possible that the input buffer is full and this must be checked for. <text:s/>If the <text:span text:style-name="T1">getBuffer</text:span> is full, we have a case of the user typing too many characters ahead, before the program has asked for them. <text:s/>In our design, the character is simply dropped (i.e., do not add it to the buffer). <text:s/>Instead, you should print out a message containing the character. <text:s/>This will be very helpful in debugging.</text:p>
      <text:p text:style-name="P3"/>
      <text:p text:style-name="P14">print ("\nSerial input buffer overrun - character '")</text:p>
      <text:p text:style-name="P14">printChar (inChar)</text:p>
      <text:p text:style-name="P14">print ("' was ingored\n")</text:p>
      <text:p text:style-name="P3"><text:soft-page-break/></text:p>
      <text:p text:style-name="P3">After adding the character to the buffer, the <text:span text:style-name="T1">SerialHandler</text:span> needs to signal the <text:span text:style-name="T1">getCharacterAvail</text:span> condition, then release the <text:span text:style-name="T1">serialLock</text:span>.</text:p>
      <text:p text:style-name="P3"/>
      <text:p text:style-name="P3">After dealing with the input stream, the <text:span text:style-name="T1">SerialHandler</text:span> needs to look at the output stream. <text:s/>(It would also be correct to handle the output before the input.)</text:p>
      <text:p text:style-name="P3"/>
      <text:p text:style-name="P3">First, you need to query the status register and check the “output ready” bit. <text:s/>A 1 bit indicates the device is ready to transmit another character, so next you need to check to see if there are any characters queued for output. <text:s/>Before you check <text:span text:style-name="T1">putBufferSize</text:span>, you’ll need to acquire the <text:span text:style-name="T1">serialLock</text:span>. <text:s/>If there is at least one character in the queue, you can remove it (adjusting <text:span text:style-name="T1">putBufferSize</text:span> and <text:span text:style-name="T1">putBufferNextOut</text:span>) and move it into the serial device data register. <text:s/>Finally, you’ll need to signal <text:span text:style-name="T1">putBufferSem</text:span>, to wake up any <text:span text:style-name="T1">PutChar</text:span> threads waiting to add characters to a full buffer. <text:s/>And don’t forget to release the <text:span text:style-name="T1">serialLock</text:span> no matter what the code does or your OS will freeze up.</text:p>
      <text:p text:style-name="P3"/>
      <text:p text:style-name="P23"/>
      <text:p text:style-name="P16">Regarding buffers and pointers, here is a little trick. <text:s/>Assume you have the following code (not part of this assignment):</text:p>
      <text:p text:style-name="P16"/>
      <text:p text:style-name="P17"><text:tab/>var buffer: array [MAX_SIZE] of char = ...</text:p>
      <text:p text:style-name="P17"><text:tab/> <text:s text:c="3"/>nextPos: int</text:p>
      <text:p text:style-name="P16"/>
      <text:p text:style-name="P16">To add an element to the buffer, you’ll need to increment the <text:span text:style-name="T1">nextPos</text:span> index variable. <text:s/>The following code uses the <text:span text:style-name="T1">mod</text:span> operator when it adds 1, which cause the buffer to be a “circular” buffer.</text:p>
      <text:p text:style-name="P16"/>
      <text:p text:style-name="P17"><text:tab/>buffer[nextPos] = x</text:p>
      <text:p text:style-name="P17"><text:tab/>nextPos = (nextPos + 1) % MAX_SIZE</text:p>
      <text:p text:style-name="P16"/>
      <text:p text:style-name="P16">If <text:span text:style-name="T1">MAX_SIZE</text:span> = 100, then this code will add 1, going from 99 back to 0. <text:s/>The same trick works when decrementing index values:</text:p>
      <text:p text:style-name="P16"/>
      <text:p text:style-name="P17"><text:tab/>nextPos = (nextPos - 1) % MAX_SIZE</text:p>
      <text:p text:style-name="P18"/>
      <text:p text:style-name="P3"/>
      <text:p text:style-name="P3">The specification says that a user program can open “/dev/serial0” just like any other file. <text:s/>The file descriptor array associated with each process points to <text:span text:style-name="T1">OpenFiles</text:span>, with a null value indicating that the given file descriptor is not an open file.</text:p>
      <text:p text:style-name="P3"/>
      <text:p text:style-name="P3">Since the <text:span text:style-name="T1">Open</text:span> syscall must assign a new file descriptor when called for “terminal” and the new file descriptor must point to an <text:span text:style-name="T1">OpenFile</text:span>, you will need two kinds of <text:span text:style-name="T1">OpenFile</text:span>. <text:s/>One kind is for files and one is for the terminal. <text:s/>Later, we mention the possibility of implementing pipes, so there are really three kinds of <text:span text:style-name="T1">OpenFiles</text:span>, but we’ll ignore pipes for now.</text:p>
      <text:p text:style-name="P3"/>
      <text:p text:style-name="P3">The <text:span text:style-name="T1">kind</text:span> field in <text:span text:style-name="T1">OpenFile</text:span> will have one of the following values...</text:p>
      <text:p text:style-name="P3"/>
      <text:p text:style-name="P12">enum FILE, TERMINAL, PIPE</text:p>
      <text:p text:style-name="P3"/>
      <text:p text:style-name="P3">Since there is only one terminal, there will only be one <text:span text:style-name="T1">OpenFile</text:span> whose <text:span text:style-name="T1">kind</text:span> is <text:span text:style-name="T1">TERMINAL</text:span>. <text:s/>Since there is exactly one <text:span text:style-name="T1">OpenFile</text:span> for the terminal, you can pre-allocate this <text:span text:style-name="T1">OpenFile</text:span> object. <text:s/>The logical place to do this is in <text:span text:style-name="T1">FileManager.Init</text:span>. <text:s/>You can use the field called <text:span text:style-name="T1">serialTerminalFile</text:span> in the <text:span text:style-name="T1">fileManager</text:span> object. <text:s/>In <text:span text:style-name="T1">Init</text:span>, you can create this unique <text:span text:style-name="T1">OpenFile</text:span> object, set its <text:span text:style-name="T1">kind</text:span> to <text:span text:style-name="T1">TERMINAL</text:span>, and make <text:span text:style-name="T1">serialTerminalFile</text:span> point to it.</text:p>
      <text:p text:style-name="P3"/>
      <text:p text:style-name="P3">The <text:span text:style-name="T1">serialTerminalFile</text:span> is pretty much a dummy place holder. <text:s/>None of its other fields (<text:span text:style-name="T1">currentPos</text:span>, <text:span text:style-name="T1">fcb</text:span>, <text:span text:style-name="T1">numberOfUsers</text:span>) will be needed.</text:p>
      <text:p text:style-name="P3"/>
      <text:p text:style-name="P3">The <text:span text:style-name="T1">Open</text:span> syscall handler requires very few changes. <text:s/>Presumably in the previous assignment, you began by copying the String argument (<text:span text:style-name="T1">filename</text:span>) from the virtual address space to a kernel buffer (and aborting if problems). <text:s/>Then you found the next free entry in the <text:span text:style-name="T1">fileDescriptors</text:span> array (and aborting if none).</text:p>
      <text:p text:style-name="P3"/>
      <text:p text:style-name="P3"><text:soft-page-break/>At that point, you can check to see if the <text:span text:style-name="T1">filename</text:span> is equal to “terminal” (see the <text:span text:style-name="T1">StrEqual</text:span> function from the <text:span text:style-name="T1">System</text:span> package). <text:s/>If so, you can just make the <text:span text:style-name="T1">fileDescriptor</text:span> entry point to the <text:span text:style-name="T1">OpenFile</text:span> called <text:span text:style-name="T1">serialTerminalFile</text:span> and return.</text:p>
      <text:p text:style-name="P3"/>
      <text:p text:style-name="P3">The syscall handler for <text:span text:style-name="T1">Close</text:span> is straightforward. <text:s/>You’ll need to reclaim the entry in the <text:span text:style-name="T1">fileDescriptors</text:span> array, but that is all. <text:s/>In particular, <text:span text:style-name="T1">FileManager.Close</text:span> should not do anything if called on <text:span text:style-name="T1">serialTerminalFile</text:span>. <text:s/>Or perhaps you simply avoid ever invoking <text:span text:style-name="T1">FileManager.Close</text:span> on the <text:span text:style-name="T1">serialTerminalFile</text:span>.</text:p>
      <text:p text:style-name="P3"/>
      <text:p text:style-name="P3">Modifying the <text:span text:style-name="T1">Read</text:span> syscall handler will require a little more effort. <text:s/>Presumably in the last assignment your <text:span text:style-name="T1">Handle_Sys_Read</text:span> function began by checking the <text:span text:style-name="T1">fileDesc</text:span> argument and locating the <text:span text:style-name="T1">OpenFile</text:span> in question (and aborting if problems). <text:s/>After possibly dealing with a <text:span text:style-name="T1">sizeInBytes</text:span> of zero or less, you can insert code to see if you are dealing with the <text:span text:style-name="T1">serialTerminalFile</text:span> object, instead of a regular disk file.</text:p>
      <text:p text:style-name="P3"/>
      <text:p text:style-name="Footer">If so, you’ll need to call <text:span text:style-name="T1">SerialDriver.GetChar</text:span> once to get each character from the device. <text:s/>We’ll leave the details to you, but perhaps you’ll use a single loop which calls <text:span text:style-name="T1">GetChar</text:span> once per iteration. <text:s/>You’ll need to keep track of the virtual address in which to store the next incoming character. <text:s/>You’ll need to perform the virtual-to-physical translation and check to make sure (1) that the virtual page number is between 0 and the top legal page in the address space, (2) that the page is valid (In this assignment all pages should be valid, since we haven’t yet implemented paging to disk.), and (3) that the page is writable. <text:s/>You’ll also need to set the page to dirty and referenced, under the assumption that this would be needed if we were swapping out pages. <text:s/>The <text:span text:style-name="T1">Read</text:span> syscall must return the number of characters gotten from the input stream and moved into the user-space buffer. <text:s/>The reading will stop just after a newline (<text:span text:style-name="T1">\n</text:span>) character, but the user program will always get at least one character unless there is an error with the arguments to the syscall, or the end-of-file (EOF) character (control-D, ASCII value 0x04) is typed as a first character on a read. <text:s/>When EOF is typed, the read buffer should not be modified any further and the number of characters read until before EOF was pressed should be returned. In particular, if EOF is the first character on a read, the <text:span text:style-name="T1">Read</text:span> syscall should return 0 without modifying its buffer.</text:p>
      <text:p text:style-name="P3"/>
      <text:p text:style-name="P3">The modifications to the <text:span text:style-name="T1">Write</text:span> syscall handler are quite similar. <text:s/>A single loop can call <text:span text:style-name="T1">SerialDriver.PutChar</text:span> once per iteration. <text:s/>You’ll need to have the same checks on the arguments and the same checks on the virtual address pointer. <text:s/>Of course the code should not set the page to dirty for write operation.</text:p>
      <text:p text:style-name="Standard"/>
      <text:p text:style-name="Standard"/>
      <text:p text:style-name="P3"/>
      <text:h text:style-name="Heading_20_3" text:outline-level="3">The KEYBOARD-WAIT-TIME Simulation Constant</text:h>
      <text:p text:style-name="Standard"/>
      <text:p text:style-name="Standard">One of the simulation constants used by the emulator is</text:p>
      <text:p text:style-name="Standard"/>
      <text:p text:style-name="Standard"><text:tab/>KEYBOARD_WAIT_TIME</text:p>
      <text:p text:style-name="Standard"/>
      <text:p text:style-name="Standard">The value of this number tells the emulator how fast the serial terminal device is. <text:s/>In particular, it tells about how many instructions are to be executed between serial interrupts.</text:p>
      <text:p text:style-name="Standard"/>
      <text:p text:style-name="Standard"><text:soft-page-break/>If, for some reason, your kernel does not retrieve an incoming character from the terminal device fast enough, the character might get lost when the next character comes in. <text:s/>If this happens, the emulator (which checks for various program errors) will notice that your OS is failing to get incoming characters fast enough and will print out a message such as:</text:p>
      <text:p text:style-name="Standard"/>
      <text:p text:style-name="Standard"><text:tab/>ERROR: The serial input character "g" was not fetched in a timely way and has been lost!</text:p>
      <text:p text:style-name="Standard"/>
      <text:p text:style-name="Standard">If you see this message, it indicates that your kernel has an error. <text:s/>It is not getting the incoming characters when it should.</text:p>
      <text:p text:style-name="Standard"/>
      <text:p text:style-name="Standard">The default value for KEYBOARD_WAIT_TIME (30,000) should be more than enough to give your device driver time to process each character and add it to the type-ahead buffer. <text:s/>If you run into this error, the solution is to fix your kernel, not modify the simulation constant!</text:p>
      <text:p text:style-name="Standard"/>
      <text:p text:style-name="Standard">Of course the user program may fail to call <text:span text:style-name="T1">Read</text:span> fast enough to prevent the type-ahead buffer from overflowing, but that is a different problem.</text:p>
      <text:p text:style-name="P3"/>
      <text:p text:style-name="P3"/>
      <text:p text:style-name="P3"/>
      <text:h text:style-name="Heading_20_3" text:outline-level="3">Raw and Cooked Input</text:h>
      <text:p text:style-name="Standard"/>
      <text:p text:style-name="Standard">Review the material in the document “The BLITZ Emulator” regarding “raw” and “cooked” input. <text:s/>You should play around with your program using both “raw” and “cooked” mode. <text:s/>See the <text:span text:style-name="T1">raw</text:span> and <text:span text:style-name="T1">cooked</text:span> commands or the <text:span text:style-name="T1">–raw</text:span> command line option.</text:p>
      <text:p text:style-name="Standard"/>
      <text:p text:style-name="Standard">In cooked mode, which is the default, the host Unix system will echo all characters as you type them. <text:s/>Only after you hit the “enter” key will any characters get delivered to the emulator and hence to the BLITZ serial device and to your BLITZ kernel code.</text:p>
      <text:p text:style-name="Standard"/>
      <text:p text:style-name="Standard">In general, cooked mode is very nice because it lets the user edit his/her input (using the backspace key) and relieves most Unix programs from the burden of echoing keystrokes and dealing with the backspace character.</text:p>
      <text:p text:style-name="Standard"/>
      <text:p text:style-name="Standard">But be aware that with cooked mode, the BLITZ emulator may get frozen, waiting for you to hit the enter key. <text:s/>Or it may not. <text:s/>Since this may be rather confusing, the BLITZ emulator will print a message whenever it stops executing BLITZ code and is just waiting for user input.</text:p>
      <text:p text:style-name="Standard"/>
      <text:p text:style-name="Standard">The emulator takes a command line parameter <text:span text:style-name="T1">–wait</text:span> that tells it what to do when there is nothing more to do. <text:s/>If you go back and look at the code in the thread scheduler,<text:span text:style-name="T1"> </text:span>you’ll see that when a thread goes to sleep and there are no remaining threads on the ready list, the “idle thread” will execute the “wait” instruction, which suspends CPU execution and waits on an interrupt.</text:p>
      <text:p text:style-name="Standard"/>
      <text:p text:style-name="Standard">In the past assignments, we did not use the <text:span text:style-name="T1">–wait </text:span>option, so when a “wait” instructions was executed, the emulator would print out the familiar message:</text:p>
      <text:p text:style-name="Standard"/>
      <text:p text:style-name="P13"><text:soft-page-break/>A 'wait' instruction was executed and no more interrupts are scheduled... halting emulation!</text:p>
      <text:p text:style-name="Standard"/>
      <text:p text:style-name="Standard">With this assignment, the user is now able to type input so we don’t want the emulator to just quit. We want the kernel to wait for incoming events—keystrokes, in particular—wake up, service the interrupts, and possibly resume execution in some user-level thread.</text:p>
      <text:p text:style-name="Standard"/>
      <text:p text:style-name="Standard">So in this assignment you’ll need to use <text:span text:style-name="T1">–wait</text:span> on the command line, e.g., </text:p>
      <text:p text:style-name="Standard"/>
      <text:p text:style-name="P11"><text:span text:style-name="T8">% </text:span><text:span text:style-name="T9">blitz –g os –wait</text:span></text:p>
      <text:p text:style-name="Standard"/>
      <text:p text:style-name="Standard">or</text:p>
      <text:p text:style-name="Standard"/>
      <text:p text:style-name="P11"><text:span text:style-name="T8">% </text:span><text:span text:style-name="T9">blitz –g os –wait -raw</text:span></text:p>
      <text:p text:style-name="Standard"/>
      <text:p text:style-name="Standard">Now, you’ll might see a different message:</text:p>
      <text:p text:style-name="Standard"/>
      <text:p text:style-name="P19">Execution suspended on 'wait' instruction; waiting for additional user input</text:p>
      <text:p text:style-name="Standard"/>
      <text:p text:style-name="Standard">When you see this message, the emulator has stopped executing instructions and is waiting for you to enter something. <text:s/>This message only appears when the emulator is running in cooked mode; in raw mode the emulator will just quietly wait for the next keystroke.</text:p>
      <text:p text:style-name="Standard"/>
      <text:p text:style-name="Standard">But now there is another problem: How can you stop the emulator? <text:s/>The answer is by hitting <text:span text:style-name="T1">control-C</text:span>.</text:p>
      <text:p text:style-name="Standard"/>
      <text:p text:style-name="Standard">Hitting control-C once will suspend BLITZ instruction emulation and put you back in the debugging command line loop. <text:s/>You might see something like this:</text:p>
      <text:p text:style-name="Standard"/>
      <text:p text:style-name="P12">Beginning execution...</text:p>
      <text:p text:style-name="P12">================== <text:s/>KPL PROGRAM STARTING <text:s/>==================</text:p>
      <text:p text:style-name="P12">Initializing Thread Scheduler...</text:p>
      <text:p text:style-name="P12">Initializing Process Manager...</text:p>
      <text:p text:style-name="P12">Initializing Thread Manager...</text:p>
      <text:p text:style-name="P12">Initializing Frame Manager...</text:p>
      <text:p text:style-name="P12"/>
      <text:p text:style-name="P12">***** <text:s/>Control-C <text:s/>*****</text:p>
      <text:p text:style-name="P12">Done! <text:s/>The next instruction to execute will be:</text:p>
      <text:p text:style-name="P12">026C5C: A3FFFFF8 <text:s text:c="3"/>bne <text:s text:c="2"/>0xFFFFF8 <text:s text:c="2"/>! targetAddr = _Label_168_2</text:p>
      <text:p text:style-name="P12">&gt; </text:p>
      <text:p text:style-name="Standard"/>
      <text:p text:style-name="Standard">Control-C behaves a little funny when in “cooked” mode. <text:s/>You may need to hit the ENTER/RETURN key one or two times after hitting control-C before you see the “&gt;” prompt.</text:p>
      <text:p text:style-name="Standard"/>
      <text:p text:style-name="Standard">Hitting control-C twice in a row will terminate the BLITZ emulator, which could be useful if the emulator has a bug. <text:s/>(As if...!)</text:p>
      <text:p text:style-name="P3"/>
      <text:h text:style-name="P15" text:outline-level="3">Dealing With \n and \r</text:h>
      <text:p text:style-name="Standard"/>
      <text:p text:style-name="Standard">In the <text:span text:style-name="T1">Read</text:span> syscall handler, you should replace any incoming<text:span text:style-name="T1"> \r</text:span> characters by <text:span text:style-name="T1">\n</text:span> and treat the character just like the <text:span text:style-name="T1">\n </text:span>character (i.e., return from the <text:span text:style-name="T1">Read</text:span> syscall immediately without waiting for additional characters).</text:p>
      <text:p text:style-name="Standard"/>
      <text:p text:style-name="Standard">Why? <text:s/>Because if you are running the emulator in “raw” mode, some terminals will send a <text:span text:style-name="T1">\r </text:span>character whenever the key marked “enter” or “return” is struck. <text:s/>By substituting <text:span text:style-name="T1">\n</text:span> for <text:span text:style-name="T1">\r</text:span>, the BLITZ user-level program will never see a <text:span text:style-name="T1">\r</text:span> character and can work only with <text:span text:style-name="T1">\n</text:span> characters.</text:p>
      <text:p text:style-name="Standard"/>
      <text:p text:style-name="Standard">In the <text:span text:style-name="T1">Write</text:span> syscall handler, whenever the user-level program tries to send the <text:span text:style-name="T1">\n</text:span> character to the serial device, you should insert an additional call to send a <text:span text:style-name="T1">\r</text:span> as well. <text:s/>Perhaps this code will work:</text:p>
      <text:p text:style-name="Standard"/>
      <text:p text:style-name="P12">if ch == '\n'</text:p>
      <text:p text:style-name="P12"><text:s text:c="2"/>serialDriver.PutChar ('\r')</text:p>
      <text:p text:style-name="P12">endIf</text:p>
      <text:p text:style-name="P12">serialDriver.PutChar (ch)</text:p>
      <text:p text:style-name="Standard"/>
      <text:p text:style-name="Standard">This may be helpful in raw mode and should not have any effect in cooked mode. <text:s/>You might enjoy experimenting to see what your terminal does if this additional <text:span text:style-name="T1">\r</text:span> is left out. <text:s/>(Try hitting control-J which will send a <text:span text:style-name="T1">\n</text:span> to your program. <text:s/>Try hitting control-M which will send <text:span text:style-name="T1">\r</text:span> to your program.)</text:p>
      <text:p text:style-name="Standard"/>
      <text:p text:style-name="Standard">Ideally, an OS would perform character editing and everything associated with cooked mode in the terminal driver code. <text:s/>Ideally, you would run your kernel using the <text:span text:style-name="T1">–raw </text:span>option in the emulator and your driver would perform all echoing and character editing. <text:s/>You might wish to experiment with such modifications, but they are not part of the assignment.</text:p>
      <text:p text:style-name="Standard"/>
      <text:p text:style-name="P3"/>
      <text:h text:style-name="Heading_20_3" text:outline-level="3">The “Print” Functions</text:h>
      <text:p text:style-name="Standard"/>
      <text:p text:style-name="Standard">Up to now, you have been using functions such as <text:span text:style-name="T1">print</text:span>, <text:span text:style-name="T1">printInt</text:span>, <text:span text:style-name="T1">printIntVar</text:span>, and <text:span text:style-name="T1">printHex</text:span> to assist in debugging your kernel code. <text:s/>These functions do not work like normal I/O on any real computer. <text:s/>Instead, these functions all make use of a BLITZ instruction called “debug2” which would not be found on any real computer. <text:s/>This magic little instruction will cause some string or number to be immediately printed out. <text:s/>There are no devices to interface with, no delays, and no interrupts. <text:s/>The output occurs “atomically” (i.e., all at once, with no intervening instructions) which turns out to be <text:span text:style-name="T10">very, very </text:span>useful in being able to read output from concurrent programs.</text:p>
      <text:p text:style-name="Standard"/>
      <text:p text:style-name="Standard">In a real kernel, there is a similar mechanism for printing to facilitate debugging. <text:s/>However, the output is written to an in-memory buffer (rather than displayed), where it can be examined (after the kernel has crashed) by some simpler program that copies the “output” sitting in memory to somewhere where it can be read by a human. <text:s/>A real nuisance, but debugging kernel code is only for the strongest of programmers!</text:p>
      <text:p text:style-name="Standard"/>
      <text:p text:style-name="Standard">In order for user-level programs to print, they should call <text:span text:style-name="T1">Write</text:span> on the serial terminal file. <text:s/>Technically, any use of the “debug2” instruction ought to be removed, but we have left it in. <text:s/>The <text:span text:style-name="T1">print</text:span>, <text:span text:style-name="T1">printInt</text:span>, <text:span text:style-name="T1">printIntVar</text:span>, etc. functions are for debugging use only; they are not like anything found in a real kernel. <text:s/><text:soft-page-break/>To print, a user-level program needs to call a function (such as <text:span text:style-name="T1">printf</text:span> in C) which in turn will invoke the <text:span text:style-name="T1">Write</text:span> syscall.</text:p>
      <text:p text:style-name="Standard"/>
      <text:p text:style-name="Standard">In our test programs, we will dispense with library functions like <text:span text:style-name="T1">printf</text:span> which call <text:span text:style-name="T1">Write</text:span> and just invoke <text:span text:style-name="T1">Write</text:span> directly. <text:s/>Likewise, we will not get around to implementing input functions like <text:span text:style-name="T1">scanf</text:span>, but will just invoke the <text:span text:style-name="T1">Read</text:span> syscall directly.</text:p>
      <text:p text:style-name="P3"/>
      <text:p text:style-name="P3"/>
      <text:p text:style-name="P3"/>
      <text:h text:style-name="Heading_20_3" text:outline-level="3">The Shell Program</text:h>
      <text:p text:style-name="Standard"/>
      <text:p text:style-name="Standard">After completing this assignment, your kernel will have enough functionality to support a Unix-like shell. <text:s/>In particular, your kernel can support the following features:</text:p>
      <text:p text:style-name="Standard"/>
      <text:p text:style-name="Standard"><text:s/>(1) Print a prompt (such as %), read in the name of a program, and execute that program loaded. <text:s/>For example:</text:p>
      <text:p text:style-name="Standard"/>
      <text:p text:style-name="P8"><text:tab/>% prog</text:p>
      <text:p text:style-name="Standard"/>
      <text:p text:style-name="Standard">The file called “prog” will be executed with file descriptor 0 (stdin) pointing at the terminal and file descriptor 1 (stdout) pointing at the terminal.</text:p>
      <text:p text:style-name="Standard"/>
      <text:p text:style-name="Standard">(2) Redirect input using the <text:span text:style-name="T1">&lt;</text:span> character, so that stdin comes from a file. <text:s/>For example:</text:p>
      <text:p text:style-name="Standard"/>
      <text:p text:style-name="P8"><text:tab/>% cat &lt; myFile</text:p>
      <text:p text:style-name="Standard"/>
      <text:p text:style-name="Standard">(3) Redirect stdout using the <text:span text:style-name="T1">&gt;</text:span> character, so that stdout goes to a file. <text:s/>For example:</text:p>
      <text:p text:style-name="Standard"/>
      <text:p text:style-name="P8"><text:tab/>% ls &gt; temp</text:p>
      <text:p text:style-name="Standard"/>
      <text:p text:style-name="Standard">(4) Deal with stderr (file descriptor 2), perhaps using <text:span text:style-name="T1">&gt;2</text:span> for redirection.</text:p>
      <text:p text:style-name="Standard"/>
      <text:p text:style-name="Standard">(5) Deal with starting jobs, without waiting for their completion. <text:s/>For example:</text:p>
      <text:p text:style-name="Standard"/>
      <text:p text:style-name="P8"><text:tab/>% cat &lt; myFile &gt; temp &amp;</text:p>
      <text:p text:style-name="P8"><text:tab/>[1] 723</text:p>
      <text:p text:style-name="P8"><text:tab/>%</text:p>
      <text:p text:style-name="Standard"/>
      <text:p text:style-name="Standard">In this example, 723 is the process id. <text:s/>We could also implement some other job-control functions like <text:span text:style-name="T1">fg</text:span> and <text:span text:style-name="T1">bg</text:span>.</text:p>
      <text:p text:style-name="Standard"/>
      <text:p text:style-name="Standard">(7) Nested shell invocation, for example</text:p>
      <text:p text:style-name="Standard"/>
      <text:p text:style-name="P8"><text:tab/>% sh &lt; script &gt; output</text:p>
      <text:p text:style-name="P3"/>
      <text:p text:style-name="Standard">(8) We even have enough to implement some fancy (and complex) features such as some shell programming constructs and command-line editing and history.</text:p>
      <text:p text:style-name="Standard"><text:soft-page-break/></text:p>
      <text:p text:style-name="Standard">(9) <text:s/>If we include the implementation of pipes (as discussed below), we could also add the ability to pipe the output of one program to another program. <text:s/>For example:</text:p>
      <text:p text:style-name="Standard"/>
      <text:p text:style-name="P8"><text:tab/>% cat | wc</text:p>
      <text:p text:style-name="Standard"/>
      <text:p text:style-name="Standard">What we don’t have yet is any ability to pass command-line arguments to the program, as in:</text:p>
      <text:p text:style-name="Standard"/>
      <text:p text:style-name="P8"><text:tab/>% blitz –g os -raw</text:p>
      <text:p text:style-name="Standard"/>
      <text:p text:style-name="Standard">As part of the testing suite, we are providing a shell program called <text:span text:style-name="T1">sh</text:span>. <text:s/>After finishing this assignment, see if your kernel can execute this shell!</text:p>
      <text:p text:style-name="Standard"/>
      <text:h text:style-name="Heading_20_3" text:outline-level="3">Pipes</text:h>
      <text:p text:style-name="Standard"/>
      <text:p text:style-name="Standard">As an extension (if you have enough time) you might consider adding pipes to your kernel. <text:s/>(You don't need to do this in Spring 2012.)</text:p>
      <text:p text:style-name="Standard"/>
      <text:p text:style-name="Standard">You’ll need to add a new syscall, <text:span text:style-name="T1">Pipe</text:span>, which takes no arguments. <text:s/>This syscall will create a new pipe and return a file descriptor which refers to it. <text:s/>It is much like the <text:span text:style-name="T1">Open</text:span> syscall. <text:s/>It will need to allocate a new <text:span text:style-name="T1">OpenFile</text:span> object. <text:s/>The <text:span text:style-name="T1">kind</text:span> of this new <text:span text:style-name="T1">OpenFile</text:span> object will be neither FILE nor TERMINAL, but PIPE. <text:s/>You’ll need to modify the <text:span text:style-name="T1">OpenFile</text:span> class to add some sort of a buffer to it. <text:s/>(How many bytes should the buffer be? <text:s/>Only one byte is really necessary but more will allow greater efficiency for programs using pipes when a producer outruns a consumer.)</text:p>
      <text:p text:style-name="Standard"/>
      <text:p text:style-name="Standard">You’ll also need to add something to control the concurrency and synchronization between producers and consumers. <text:s/>(When the buffer is full, any process trying to write to it must be suspended. <text:s/>When the buffer is empty, any process trying to read from it must be suspended.) <text:s/>The code in <text:span text:style-name="T1">Read</text:span> and <text:span text:style-name="T1">Write</text:span> will be quite similar to the code for dealing with the terminal file.</text:p>
      <text:p text:style-name="Standard"/>
      <text:p text:style-name="Standard"/>
      <text:h text:style-name="Heading_20_3" text:outline-level="3">What to Hand In</text:h>
      <text:p text:style-name="Standard"/>
      <text:p text:style-name="Standard">The <text:span text:style-name="T2">a</text:span><text:span text:style-name="T1">8</text:span> directory contains a new user-level program called:</text:p>
      <text:p text:style-name="Standard"/>
      <text:p text:style-name="P10"><text:tab/><text:span text:style-name="T1">TestProgram5</text:span></text:p>
      <text:p text:style-name="Standard"/>
      <text:p text:style-name="Standard">Please modify your code to load <text:span text:style-name="T1">TestProgram5</text:span> as the initial process.</text:p>
      <text:p text:style-name="P3"/>
      <text:p text:style-name="P3"><text:span text:style-name="T1">TestProgram5</text:span> is structured like the previous test programs, but in addition to the individual test functions, it also contains a menu-driven interface. <text:s/>Once you get the serial device code more-or-less functioning, you can change the <text:span text:style-name="T1">Main</text:span> function to invoke the <text:span text:style-name="T1">Menu</text:span> function. <text:s/>Then you can run the various tests interactively from a menu, instead of recompiling each time. <text:s/>This should make your life easier when debugging and playing with raw and cooked modes.</text:p>
      <text:p text:style-name="P3"/>
      <text:p text:style-name="P3"><text:soft-page-break/>After you have finished coding and debugging, please run each test (except <text:span text:style-name="T1">Menu </text:span>and <text:span text:style-name="T1">Shell</text:span>) and hand in the output from each test. <text:s/>A separate document, called <text:span text:style-name="T1">DesiredOutput.pdf</text:span>, shows what the correct output should look like. <text:s/>(Due to all the funny characters involved, a file created with script may be a little confusing!)</text:p>
      <text:p text:style-name="P3"/>
      <text:p text:style-name="P3">For the tests named <text:span text:style-name="T1">KeyTest</text:span> and <text:span text:style-name="T1">EchoTest</text:span>, <text:span text:style-name="T1">LineEchoTest</text:span>, don’t obsess on getting your output to exactly match the <text:span text:style-name="T1">DesiredOutput</text:span>; these tests are more for you to play around with to understand how terminal I/O works. <text:s/>For the other tests (<text:span text:style-name="T1">BasicSerialTest</text:span>, <text:span text:style-name="T1">EOFTest</text:span>, <text:span text:style-name="T1">OpenCloseTest</text:span>, <text:span text:style-name="T1">TerminalErrorTest</text:span>) your output should match the <text:span text:style-name="T1">DesiredOutput</text:span> file.</text:p>
      <text:p text:style-name="P3"/>
      <text:p text:style-name="P3">Be sure to <text:span text:style-name="T11">use the same code to execute all tests</text:span>. <text:s/>Please hand in only one copy of your <text:span text:style-name="T1">Kernel.c</text:span> code and do not turn in any output that was produced by a different version of your code!</text:p>
      <text:p text:style-name="P3"/>
      <text:p text:style-name="P3"><text:span text:style-name="T11">Do not change </text:span><text:span text:style-name="T12">TestProgram5</text:span>, except to uncomment one of the lines in the <text:span text:style-name="T1">main</text:span> function.</text:p>
      <text:p text:style-name="P3"/>
      <text:p text:style-name="P3">During your testing, it may be convenient to modify the tests as you try to see what is going on and get things to work. <text:s/>Before you make your final test runs, <text:span text:style-name="T11">please recopy </text:span><text:span text:style-name="T12">TestProgram5.c</text:span><text:span text:style-name="T11"> from our directory</text:span>, so that you get a fresh, unaltered version.</text:p>
      <text:p text:style-name="P3"/>
      <text:p text:style-name="P3">Please hand in hardcopy of your <text:span text:style-name="T1">Kernel.c</text:span> code. <text:s/>You only need to hand in those functions and methods that you created/modified. <text:s/>This will probably include:</text:p>
      <text:p text:style-name="P3"/>
      <text:p text:style-name="P5"><text:tab/>Handle_Sys_Open</text:p>
      <text:p text:style-name="P5"><text:tab/>Handle_Sys_Close</text:p>
      <text:p text:style-name="P5"><text:tab/>Handle_Sys_Read</text:p>
      <text:p text:style-name="P5"><text:tab/>Handle_Sys_Write</text:p>
      <text:p text:style-name="P5"><text:tab/>Handle_Sys_Seek</text:p>
      <text:p text:style-name="P5"><text:tab/>SerialInterruptHandler</text:p>
      <text:p text:style-name="P5"><text:tab/>All SerialDriver code</text:p>
      <text:p text:style-name="P3"/>
      <text:p text:style-name="P3">Please circle or highlight the code you have written for this assignment.</text:p>
      <text:p text:style-name="P3"/>
      <text:p text:style-name="P3">As before, make a script of your running all the tests, in this case, you should be able to do it from the “menu” of TestProgram5. <text:s/>Make sure you try running the shell as the last thing.</text:p>
      <text:p text:style-name="Standard"/>
      <text:p text:style-name="Standard">Put <text:span text:style-name="T2">all</text:span> of your final code and the script of all your test runs in the directory <text:span text:style-name="T2">/home/</text:span><text:span text:style-name="T13">yourusername</text:span><text:span text:style-name="T2">/cs460s12/a8</text:span><text:span text:style-name="T14">.</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pple Chancery" svg:font-family="'Apple Chancery'" style:font-pitch="variable"/>
    <style:font-face style:name="Courier" svg:font-family="Courier" style:font-pitch="variable"/>
    <style:font-face style:name="Courier New" svg:font-family="'Courier New'" style:font-pitch="variable"/>
    <style:font-face style:name="Liberation Serif1" svg:font-family="'Liberation Serif'" style:font-pitch="variable"/>
    <style:font-face style:name="Times" svg:font-family="Times"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draw:marker draw:name="msArrowOpenEnd_20_5" draw:display-name="msArrowOpenEnd 5" svg:viewBox="0 0 315 315" svg:d="m158 0 157 287-47 28-110-202-111 202-47-28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style:text-properties style:font-name="Tim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text-align="justify" style:justify-single-word="false" fo:keep-with-next="always"/>
      <style:text-properties style:font-name="Tim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style:font-name="Times" style:text-underline-style="solid" style:text-underline-width="auto" style:text-underline-color="font-color" fo:font-weight="bold"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style:font-name="Times" fo:font-size="14pt" style:text-underline-style="solid" style:text-underline-width="auto" style:text-underline-color="font-color" fo:font-weight="bold" style:font-size-asian="14pt" style:font-weight-asian="bold"/>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style:font-name="Times" fo:font-size="20pt" fo:font-weight="bold" style:font-size-asian="20pt" style:font-weight-asian="bold"/>
    </style:style>
    <style:style style:name="Heading_20_5" style:display-name="Heading 5" style:family="paragraph" style:parent-style-name="Standard" style:next-style-name="Standard" style:class="text" style:default-outline-level="5">
      <style:paragraph-properties fo:keep-with-next="always"/>
      <style:text-properties style:font-name="Courier New" fo:font-weight="bold" style:font-weight-asian="bold"/>
    </style:style>
    <style:style style:name="Heading_20_6" style:display-name="Heading 6" style:family="paragraph" style:parent-style-name="Standard" style:next-style-name="Standard" style:class="text" style:default-outline-level="6">
      <style:paragraph-properties fo:orphans="0" fo:widows="0" fo:keep-with-next="always" style:text-autospace="none"/>
      <style:text-properties fo:color="#000000" style:font-name="Times" fo:font-size="14pt" fo:font-weight="bold" style:font-size-asian="14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properties style:font-name="Times"/>
    </style:style>
    <style:style style:name="Body_20_Text_20_2" style:display-name="Body Text 2" style:family="paragraph" style:parent-style-name="Standard">
      <style:text-properties style:font-name="Courier New" fo:font-size="11pt" style:font-size-asian="11pt"/>
    </style:style>
    <style:style style:name="Body_20_Text_20_3" style:display-name="Body Text 3" style:family="paragraph" style:parent-style-name="Standard">
      <style:text-properties style:font-name="Courier New" fo:font-size="10pt" style:font-size-asian="10pt"/>
    </style:style>
    <style:style style:name="Body_20_Text_20_Indent_20_2" style:display-name="Body Text Indent 2" style:family="paragraph" style:parent-style-name="Standard">
      <style:paragraph-properties fo:margin-left="0.5in" fo:margin-right="0in" fo:text-indent="0in" style:auto-text-indent="false"/>
      <style:text-properties style:font-name="Times"/>
    </style:style>
    <style:style style:name="Body_20_Text_20_Indent_20_3" style:display-name="Body Text Indent 3" style:family="paragraph" style:parent-style-name="Standard">
      <style:paragraph-properties fo:margin-left="0.25in" fo:margin-right="0in" fo:text-indent="0in" style:auto-text-indent="false"/>
      <style:text-properties style:font-name="Courier" fo:font-size="10pt" fo:font-weight="bold" style:font-size-asian="10pt"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3.5in" style:type="center"/>
          <style:tab-stop style:position="7in" style:type="right"/>
        </style:tab-stops>
      </style:paragraph-properties>
      <style:text-properties fo:font-weight="bold" style:font-weight-asian="bold"/>
    </style:style>
    <style:style style:name="P2" style:family="paragraph" style:parent-style-name="Footer">
      <style:paragraph-properties>
        <style:tab-stops>
          <style:tab-stop style:position="3.5in" style:type="center"/>
          <style:tab-stop style:position="6in" style:type="right"/>
        </style:tab-stops>
      </style:paragraph-properties>
    </style:style>
    <style:style style:name="T1" style:family="text">
      <style:text-properties fo:font-weight="bold" style:font-weight-asian="bold"/>
    </style:style>
    <style:page-layout style:name="pm1">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Assignment 8<text:tab/>CS 460 - S12<text:tab/>Operating Systems</text:p>
      </style:header>
      <style:footer>
        <text:p text:style-name="P2"><text:span text:style-name="T1"><text:tab/>Page </text:span><text:span text:style-name="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NetBSD/i386 OpenOffice.org_project/680m21$Build-9421</meta:generator>
    <dc:title>Project 8</dc:title>
    <meta:initial-creator>Harry H. Porter III</meta:initial-creator>
    <meta:creation-date>2000-01-05T16:20:00</meta:creation-date>
    <dc:creator>Phil Nelson</dc:creator>
    <dc:date>2012-05-22T16:55:42</dc:date>
    <meta:print-date>2006-05-16T17:16:00</meta:print-date>
    <meta:editing-cycles>237</meta:editing-cycles>
    <meta:editing-duration>PT22H40M3S</meta:editing-duration>
    <meta:user-defined meta:name="Info 1"/>
    <meta:user-defined meta:name="Info 2"/>
    <meta:user-defined meta:name="Info 3"/>
    <meta:user-defined meta:name="Info 4"/>
    <meta:document-statistic meta:table-count="0" meta:image-count="0" meta:object-count="0" meta:page-count="16" meta:paragraph-count="258" meta:word-count="5630" meta:character-count="34172"/>
  </office:meta>
</office:document-meta>
</file>